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sans-serif"/>
    <style:font-face style:name="Google Sans Flex" svg:font-family="'Google Sans Flex', 'Google Sans', 'Helvetica Neue',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2" style:family="table">
      <style:table-properties style:width="17cm" table:align="left" fo:background-color="#f0f4f9">
        <style:background-image/>
      </style:table-properties>
    </style:style>
    <style:style style:name="Tabla2.A" style:family="table-column">
      <style:table-column-properties style:column-width="3.544cm"/>
    </style:style>
    <style:style style:name="Tabla2.B" style:family="table-column">
      <style:table-column-properties style:column-width="3.759cm"/>
    </style:style>
    <style:style style:name="Tabla2.C" style:family="table-column">
      <style:table-column-properties style:column-width="9.698cm"/>
    </style:style>
    <style:style style:name="Tabla2.A1" style:family="table-cell">
      <style:table-cell-properties style:vertical-align="middle" fo:padding="0.049cm" fo:border="none"/>
    </style:style>
    <style:style style:name="Tabla3" style:family="table">
      <style:table-properties style:width="17cm" table:align="left"/>
    </style:style>
    <style:style style:name="Tabla3.A" style:family="table-column">
      <style:table-column-properties style:column-width="3.558cm"/>
    </style:style>
    <style:style style:name="Tabla3.B" style:family="table-column">
      <style:table-column-properties style:column-width="13.443cm"/>
    </style:style>
    <style:style style:name="Tabla3.A1" style:family="table-cell">
      <style:table-cell-properties style:vertical-align="middle" fo:padding="0.049cm" fo:border="0.05pt solid #000000"/>
    </style:style>
    <style:style style:name="P1" style:family="paragraph" style:parent-style-name="Text_20_body">
      <style:paragraph-properties fo:break-before="page"/>
    </style:style>
    <style:style style:name="P2" style:family="paragraph" style:parent-style-name="Heading_20_2">
      <style:paragraph-properties fo:break-before="page"/>
    </style:style>
    <style:style style:name="P3" style:family="paragraph" style:parent-style-name="Heading_20_3">
      <style:paragraph-properties fo:break-before="page"/>
    </style:style>
    <style:style style:name="P4" style:family="paragraph" style:parent-style-name="Standard">
      <style:paragraph-properties fo:break-before="page"/>
    </style:style>
    <style:style style:name="P5" style:family="paragraph" style:parent-style-name="Title">
      <style:paragraph-properties fo:break-before="page"/>
    </style:style>
    <style:style style:name="P6" style:family="paragraph" style:parent-style-name="Preformatted_20_Text">
      <style:paragraph-properties fo:margin-left="1.251cm" fo:margin-right="0cm" fo:text-indent="0cm" style:auto-text-indent="false" style:writing-mode="lr-tb"/>
    </style:style>
    <style:style style:name="P7" style:family="paragraph" style:parent-style-name="Preformatted_20_Text">
      <style:paragraph-properties fo:margin-left="1.251cm" fo:margin-right="0cm" fo:margin-top="0cm" fo:margin-bottom="0.499cm" style:contextual-spacing="false" fo:text-indent="0cm" style:auto-text-indent="false" style:writing-mode="lr-tb"/>
    </style:style>
    <style:style style:name="P8" style:family="paragraph" style:parent-style-name="Text_20_body">
      <style:paragraph-properties fo:margin-left="1.251cm" fo:margin-right="0cm" fo:text-indent="0cm" style:auto-text-indent="false"/>
    </style:style>
    <style:style style:name="P9" style:family="paragraph" style:parent-style-name="Preformatted_20_Text">
      <style:paragraph-properties fo:margin-left="1.251cm" fo:margin-top="0cm" fo:margin-bottom="0.499cm" style:contextual-spacing="false" fo:text-indent="0cm" style:auto-text-indent="false" style:writing-mode="lr-tb"/>
    </style:style>
    <style:style style:name="P10" style:family="paragraph" style:parent-style-name="Preformatted_20_Text">
      <style:paragraph-properties fo:margin-left="1.251cm" fo:margin-top="0cm" fo:margin-bottom="0.499cm" style:contextual-spacing="false" fo:text-indent="0cm" style:auto-text-indent="false"/>
    </style:style>
    <style:style style:name="P11" style:family="paragraph" style:parent-style-name="Preformatted_20_Text">
      <style:paragraph-properties fo:margin-left="1.251cm" fo:text-indent="0cm" style:auto-text-indent="false"/>
    </style:style>
    <style:style style:name="P12" style:family="paragraph" style:parent-style-name="Preformatted_20_Text">
      <style:paragraph-properties fo:margin-left="0cm" fo:margin-right="0cm" fo:text-indent="0cm" style:auto-text-indent="false" style:writing-mode="lr-tb"/>
    </style:style>
    <style:style style:name="P13" style:family="paragraph" style:parent-style-name="Preformatted_20_Text">
      <style:paragraph-properties style:writing-mode="lr-tb"/>
    </style:style>
    <style:style style:name="P14" style:family="paragraph" style:parent-style-name="Preformatted_20_Text">
      <style:paragraph-properties fo:margin-top="0cm" fo:margin-bottom="0.499cm" style:contextual-spacing="false" style:writing-mode="lr-tb"/>
    </style:style>
    <style:style style:name="P15" style:family="paragraph" style:parent-style-name="Table_20_Contents">
      <style:paragraph-properties fo:margin-left="0cm" fo:margin-right="0cm" fo:margin-top="0cm" fo:margin-bottom="0.247cm" style:contextual-spacing="false" fo:line-height="114%" fo:text-indent="0cm" style:auto-text-indent="false"/>
    </style:style>
    <style:style style:name="P16" style:family="paragraph" style:parent-style-name="Text_20_body">
      <style:paragraph-properties fo:margin-left="0cm" fo:margin-right="0cm" fo:margin-top="0cm" fo:margin-bottom="0.247cm" style:contextual-spacing="false" fo:line-height="114%" fo:text-indent="0cm" style:auto-text-indent="false"/>
    </style:style>
    <style:style style:name="P17" style:family="paragraph" style:parent-style-name="Table_20_Contents">
      <style:paragraph-properties fo:margin-left="0cm" fo:margin-right="0cm" fo:margin-top="0cm" fo:margin-bottom="0cm" style:contextual-spacing="false" fo:line-height="114%" fo:text-indent="0cm" style:auto-text-indent="false"/>
    </style:style>
    <style:style style:name="P18"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style:style>
    <style:style style:name="P19" style:family="paragraph" style:parent-style-name="Text_20_body">
      <style:paragraph-properties fo:margin-left="0cm" fo:margin-right="0cm" fo:margin-top="0cm" fo:margin-bottom="0.247cm" style:contextual-spacing="false" fo:line-height="114%" fo:text-indent="0cm" style:auto-text-indent="false"/>
      <style:text-properties style:font-name="Google Sans Text"/>
    </style:style>
    <style:style style:name="P20" style:family="paragraph" style:parent-style-name="Table_20_Contents">
      <style:paragraph-properties fo:margin-left="0cm" fo:margin-right="0cm" fo:margin-top="0cm" fo:margin-bottom="0.247cm" style:contextual-spacing="false" fo:line-height="114%" fo:text-indent="0cm" style:auto-text-indent="false"/>
      <style:text-properties style:font-name="Google Sans Text" fo:font-weight="bold"/>
    </style:style>
    <style:style style:name="P21" style:family="paragraph" style:parent-style-name="Horizontal_20_Line">
      <style:paragraph-properties fo:line-height="175%"/>
    </style:style>
    <style:style style:name="P22" style:family="paragraph" style:parent-style-name="Heading_20_2">
      <style:paragraph-properties fo:margin-left="0cm" fo:margin-right="0cm" fo:margin-top="0.741cm" fo:margin-bottom="0.212cm" style:contextual-spacing="false" style:line-height-at-least="0.741cm" fo:text-indent="0cm" style:auto-text-indent="false"/>
      <style:text-properties style:font-name="Google Sans Flex" fo:font-size="15pt" fo:letter-spacing="normal" fo:font-weight="bold" fo:background-color="#ffffff" loext:padding="0cm" loext:border="none"/>
    </style:style>
    <style:style style:name="P23" style:family="paragraph" style:parent-style-name="Heading_20_3">
      <style:paragraph-properties fo:margin-left="0cm" fo:margin-right="0cm" fo:margin-top="0.741cm" fo:margin-bottom="0.212cm" style:contextual-spacing="false" style:line-height-at-least="0.635cm" fo:text-indent="0cm" style:auto-text-indent="false"/>
      <style:text-properties style:font-name="Google Sans Flex" fo:font-size="12pt" fo:letter-spacing="normal" fo:font-weight="bold" fo:background-color="#ffffff" loext:padding="0cm" loext:border="none"/>
    </style:style>
    <style:style style:name="P24" style:family="paragraph" style:parent-style-name="Text_20_body">
      <style:paragraph-properties fo:margin-left="0cm" fo:margin-right="0cm" fo:margin-top="0cm" fo:margin-bottom="0.212cm" style:contextual-spacing="false" fo:line-height="175%" fo:text-indent="0cm" style:auto-text-indent="false"/>
      <style:text-properties style:font-name="Google Sans Flex" fo:font-size="12pt" fo:letter-spacing="normal" fo:font-weight="normal" fo:background-color="#ffffff" loext:padding="0cm" loext:border="none"/>
    </style:style>
    <style:style style:name="P25" style:family="paragraph" style:parent-style-name="Table_20_Contents">
      <style:paragraph-properties fo:margin-left="0cm" fo:margin-right="0cm" style:line-height-at-least="0.529cm" fo:text-indent="0cm" style:auto-text-indent="false"/>
      <style:text-properties style:font-name="Google Sans Flex" fo:font-size="10.5pt" fo:letter-spacing="normal" fo:font-weight="normal"/>
    </style:style>
    <style:style style:name="P26" style:family="paragraph" style:parent-style-name="Table_20_Contents">
      <style:paragraph-properties fo:margin-left="0cm" fo:margin-right="0cm" style:line-height-at-least="0.529cm" fo:text-indent="0cm" style:auto-text-indent="false"/>
      <style:text-properties style:font-name="Google Sans Flex" fo:font-size="10.5pt" fo:letter-spacing="normal" fo:font-weight="bold"/>
    </style:style>
    <style:style style:name="P27" style:family="paragraph" style:parent-style-name="Heading_20_2">
      <style:paragraph-properties fo:margin-left="0cm" fo:margin-right="0cm" fo:margin-top="0.741cm" fo:margin-bottom="0.212cm" style:contextual-spacing="false" style:line-height-at-least="0.529cm" fo:text-indent="0cm" style:auto-text-indent="false"/>
    </style:style>
    <style:style style:name="P28" style:family="paragraph" style:parent-style-name="Table_20_Contents">
      <style:paragraph-properties fo:margin-left="0cm" fo:margin-right="0cm" style:line-height-at-least="0.529cm" fo:text-indent="0cm" style:auto-text-indent="false"/>
    </style:style>
    <style:style style:name="P29" style:family="paragraph" style:parent-style-name="Text_20_body">
      <style:paragraph-properties fo:margin-left="0cm" fo:margin-right="0cm" fo:margin-top="0cm" fo:margin-bottom="0.423cm" style:contextual-spacing="false" style:line-height-at-least="0.529cm" fo:text-indent="0cm" style:auto-text-indent="false"/>
    </style:style>
    <style:style style:name="P30" style:family="paragraph" style:parent-style-name="Text_20_body">
      <style:paragraph-properties fo:margin-left="0cm" fo:margin-right="0cm" fo:margin-top="0cm" fo:margin-bottom="0.212cm" style:contextual-spacing="false" style:line-height-at-least="0.529cm" fo:text-indent="0cm" style:auto-text-indent="false"/>
    </style:style>
    <style:style style:name="P31" style:family="paragraph" style:parent-style-name="Heading_20_3">
      <style:text-properties officeooo:paragraph-rsid="0022c546"/>
    </style:style>
    <style:style style:name="P32" style:family="paragraph" style:parent-style-name="Table_20_Contents">
      <style:paragraph-properties fo:margin-left="0cm" fo:margin-right="0cm" fo:text-indent="0cm" style:auto-text-indent="false"/>
      <style:text-properties fo:font-size="2pt" style:font-size-asian="2pt" style:font-size-complex="2pt"/>
    </style:style>
    <style:style style:name="P33" style:family="paragraph" style:parent-style-name="Text_20_body">
      <style:paragraph-properties fo:margin-left="0cm" fo:margin-right="0cm" fo:margin-top="0cm" fo:margin-bottom="0cm" style:contextual-spacing="false" style:line-height-at-least="0.741cm" fo:text-indent="0cm" style:auto-text-indent="false" style:writing-mode="lr-tb"/>
      <style:text-properties fo:color="#1f1f1f" loext:opacity="100%" style:font-name="Google Sans Flex" fo:font-size="12pt" fo:letter-spacing="normal" fo:font-weight="normal" officeooo:paragraph-rsid="0022c546" loext:padding="0cm" loext:border="none"/>
    </style:style>
    <style:style style:name="P34" style:family="paragraph" style:parent-style-name="Heading_20_2">
      <style:paragraph-properties fo:margin-left="0cm" fo:margin-right="0cm" fo:margin-top="0cm" fo:margin-bottom="0.247cm" style:contextual-spacing="false" fo:line-height="114%" fo:text-indent="0cm" style:auto-text-indent="false"/>
      <style:text-properties style:font-name="Google Sans"/>
    </style:style>
    <style:style style:name="P35" style:family="paragraph" style:parent-style-name="Text_20_body">
      <style:text-properties officeooo:paragraph-rsid="00269975"/>
    </style:style>
    <style:style style:name="P36" style:family="paragraph" style:parent-style-name="Text_20_body">
      <style:text-properties officeooo:paragraph-rsid="002940a2"/>
    </style:style>
    <style:style style:name="P37" style:family="paragraph" style:parent-style-name="Text_20_body">
      <style:text-properties officeooo:paragraph-rsid="002a7bd4"/>
    </style:style>
    <style:style style:name="P38" style:family="paragraph" style:parent-style-name="Text_20_body">
      <style:text-properties officeooo:rsid="002bb84c" officeooo:paragraph-rsid="002c86f3"/>
    </style:style>
    <style:style style:name="P39" style:family="paragraph" style:parent-style-name="Text_20_body">
      <style:text-properties officeooo:rsid="002e20e8" officeooo:paragraph-rsid="002e20e8"/>
    </style:style>
    <style:style style:name="P40" style:family="paragraph" style:parent-style-name="Heading_20_2">
      <style:text-properties fo:background-color="#ffff00"/>
    </style:style>
    <style:style style:name="P41" style:family="paragraph" style:parent-style-name="Text_20_body">
      <style:text-properties officeooo:rsid="003069e5" officeooo:paragraph-rsid="003069e5"/>
    </style:style>
    <style:style style:name="P42" style:family="paragraph" style:parent-style-name="Text_20_body">
      <style:text-properties officeooo:rsid="00307e72" officeooo:paragraph-rsid="00307e72"/>
    </style:style>
    <style:style style:name="P43" style:family="paragraph" style:parent-style-name="Preformatted_20_Text">
      <style:paragraph-properties fo:margin-left="1.251cm" fo:text-indent="0cm" style:auto-text-indent="false"/>
      <style:text-properties officeooo:paragraph-rsid="00342ffe"/>
    </style:style>
    <style:style style:name="P44" style:family="paragraph" style:parent-style-name="Preformatted_20_Text">
      <style:paragraph-properties fo:margin-left="1.251cm" fo:text-indent="0cm" style:auto-text-indent="false"/>
      <style:text-properties officeooo:paragraph-rsid="003446ed"/>
    </style:style>
    <style:style style:name="P45" style:family="paragraph" style:parent-style-name="Text_20_body">
      <style:text-properties officeooo:paragraph-rsid="003446ed"/>
    </style:style>
    <style:style style:name="P46" style:family="paragraph" style:parent-style-name="Text_20_body">
      <style:text-properties officeooo:paragraph-rsid="0032bdc3"/>
    </style:style>
    <style:style style:name="P47" style:family="paragraph" style:parent-style-name="Preformatted_20_Text">
      <style:paragraph-properties fo:margin-left="1.251cm" fo:text-indent="0cm" style:auto-text-indent="false"/>
      <style:text-properties officeooo:paragraph-rsid="003c468f"/>
    </style:style>
    <style:style style:name="P48" style:family="paragraph" style:parent-style-name="Text_20_body">
      <style:text-properties officeooo:paragraph-rsid="003c468f"/>
    </style:style>
    <style:style style:name="P49" style:family="paragraph" style:parent-style-name="Preformatted_20_Text">
      <style:paragraph-properties fo:margin-left="1.251cm" fo:text-indent="0cm" style:auto-text-indent="false"/>
      <style:text-properties officeooo:paragraph-rsid="003ded43"/>
    </style:style>
    <style:style style:name="P50" style:family="paragraph" style:parent-style-name="Text_20_body">
      <style:text-properties officeooo:paragraph-rsid="003ded43"/>
    </style:style>
    <style:style style:name="P51" style:family="paragraph" style:parent-style-name="Text_20_body">
      <style:text-properties officeooo:rsid="0039137a" officeooo:paragraph-rsid="0039137a"/>
    </style:style>
    <style:style style:name="P52" style:family="paragraph" style:parent-style-name="Preformatted_20_Text">
      <style:paragraph-properties fo:margin-left="0cm" fo:text-indent="0cm" style:auto-text-indent="false"/>
      <style:text-properties officeooo:rsid="003f8d6e" officeooo:paragraph-rsid="003f8d6e"/>
    </style:style>
    <style:style style:name="P53" style:family="paragraph" style:parent-style-name="Preformatted_20_Text">
      <style:paragraph-properties fo:margin-left="1.251cm" fo:text-indent="0cm" style:auto-text-indent="false"/>
      <style:text-properties officeooo:rsid="003f8d6e" officeooo:paragraph-rsid="003f8d6e"/>
    </style:style>
    <style:style style:name="P54" style:family="paragraph" style:parent-style-name="Preformatted_20_Text">
      <style:paragraph-properties fo:margin-left="0cm" fo:text-indent="0cm" style:auto-text-indent="false"/>
      <style:text-properties officeooo:rsid="004265a9" officeooo:paragraph-rsid="004265a9"/>
    </style:style>
    <style:style style:name="P55" style:family="paragraph" style:parent-style-name="Preformatted_20_Text">
      <style:paragraph-properties fo:margin-left="1.251cm" fo:text-indent="0cm" style:auto-text-indent="false"/>
      <style:text-properties officeooo:rsid="004265a9" officeooo:paragraph-rsid="004265a9"/>
    </style:style>
    <style:style style:name="P56" style:family="paragraph" style:parent-style-name="Text_20_body">
      <style:text-properties officeooo:rsid="0040b24d" officeooo:paragraph-rsid="0040b24d"/>
    </style:style>
    <style:style style:name="P57" style:family="paragraph" style:parent-style-name="Text_20_body">
      <style:paragraph-properties fo:margin-left="1.251cm" fo:text-indent="0cm" style:auto-text-indent="false"/>
      <style:text-properties fo:font-style="italic" officeooo:rsid="0040b24d" officeooo:paragraph-rsid="0040b24d" style:font-style-asian="italic" style:font-style-complex="italic"/>
    </style:style>
    <style:style style:name="P58" style:family="paragraph" style:parent-style-name="Preformatted_20_Text" style:list-style-name="L5"/>
    <style:style style:name="P59" style:family="paragraph" style:parent-style-name="Preformatted_20_Text" style:list-style-name="L5">
      <style:paragraph-properties fo:margin-top="0cm" fo:margin-bottom="0.499cm" style:contextual-spacing="false"/>
    </style:style>
    <style:style style:name="P60" style:family="paragraph" style:parent-style-name="Preformatted_20_Text" style:list-style-name="L6">
      <style:paragraph-properties fo:margin-top="0cm" fo:margin-bottom="0.499cm" style:contextual-spacing="false"/>
    </style:style>
    <style:style style:name="P61" style:family="paragraph" style:parent-style-name="Preformatted_20_Text" style:list-style-name="L8">
      <style:paragraph-properties fo:margin-left="0cm" fo:margin-right="0cm" fo:margin-top="0cm" fo:margin-bottom="0cm" style:contextual-spacing="false" fo:line-height="175%" fo:text-indent="0cm" style:auto-text-indent="false" fo:padding="0cm" fo:border="none"/>
    </style:style>
    <style:style style:name="P62" style:family="paragraph" style:parent-style-name="Preformatted_20_Text">
      <style:paragraph-properties fo:margin-left="1.251cm" fo:text-indent="0cm" style:auto-text-indent="false"/>
      <style:text-properties officeooo:rsid="004265a9" officeooo:paragraph-rsid="004265a9"/>
    </style:style>
    <style:style style:name="P63" style:family="paragraph" style:parent-style-name="Preformatted_20_Text">
      <style:paragraph-properties fo:margin-top="0cm" fo:margin-bottom="0.499cm" style:contextual-spacing="false" style:writing-mode="lr-tb"/>
      <style:text-properties officeooo:paragraph-rsid="0046df89"/>
    </style:style>
    <style:style style:name="P64" style:family="paragraph" style:parent-style-name="Text_20_body" style:list-style-name="L1"/>
    <style:style style:name="P65" style:family="paragraph" style:parent-style-name="Text_20_body" style:list-style-name="L1">
      <style:text-properties officeooo:paragraph-rsid="0039137a"/>
    </style:style>
    <style:style style:name="P66" style:family="paragraph" style:parent-style-name="Text_20_body" style:list-style-name="L2">
      <style:text-properties officeooo:paragraph-rsid="002940a2"/>
    </style:style>
    <style:style style:name="P67" style:family="paragraph" style:parent-style-name="Text_20_body" style:list-style-name="L2">
      <style:text-properties officeooo:rsid="002940a2" officeooo:paragraph-rsid="002940a2"/>
    </style:style>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5">
      <style:paragraph-properties fo:margin-left="0cm" fo:margin-right="0cm" fo:text-indent="0cm" style:auto-text-indent="false"/>
    </style:style>
    <style:style style:name="P72" style:family="paragraph" style:parent-style-name="Text_20_body" style:list-style-name="L6"/>
    <style:style style:name="P73" style:family="paragraph" style:parent-style-name="Text_20_body" style:list-style-name="L6">
      <style:paragraph-properties fo:margin-left="0cm" fo:margin-right="0cm" fo:text-indent="0cm" style:auto-text-indent="false"/>
    </style:style>
    <style:style style:name="P74" style:family="paragraph" style:parent-style-name="Text_20_body" style:list-style-name="L7">
      <style:paragraph-properties fo:margin-left="0cm" fo:margin-right="0cm" fo:margin-top="0.212cm" fo:margin-bottom="0.212cm" style:contextual-spacing="false" style:line-height-at-least="0.529cm" fo:text-indent="0cm" style:auto-text-indent="false" fo:padding="0cm" fo:border="none"/>
    </style:style>
    <style:style style:name="P75" style:family="paragraph" style:parent-style-name="Text_20_body" style:list-style-name="L8">
      <style:paragraph-properties fo:margin-left="0cm" fo:margin-right="0cm" fo:margin-top="0.212cm" fo:margin-bottom="0.212cm" style:contextual-spacing="false" style:line-height-at-least="0.529cm" fo:text-indent="0cm" style:auto-text-indent="false" fo:padding="0cm" fo:border="none"/>
    </style:style>
    <style:style style:name="P76" style:family="paragraph" style:parent-style-name="Text_20_body" style:list-style-name="L9">
      <style:paragraph-properties fo:margin-left="0cm" fo:margin-right="0cm" fo:margin-top="0.212cm" fo:margin-bottom="0.212cm" style:contextual-spacing="false" style:line-height-at-least="0.529cm" fo:text-indent="0cm" style:auto-text-indent="false" fo:padding="0cm" fo:border="none"/>
    </style:style>
    <style:style style:name="P77" style:family="paragraph" style:parent-style-name="Text_20_body" style:list-style-name="L7">
      <style:paragraph-properties fo:margin-left="0cm" fo:margin-right="0cm" fo:margin-top="0.212cm" fo:margin-bottom="0.212cm" style:contextual-spacing="false" fo:line-height="175%" fo:text-indent="0cm" style:auto-text-indent="false" fo:padding="0cm" fo:border="none"/>
      <style:text-properties style:font-name="Google Sans Flex" fo:font-size="12pt" fo:letter-spacing="normal" fo:font-weight="normal" fo:background-color="#ffffff" loext:padding="0cm" loext:border="none"/>
    </style:style>
    <style:style style:name="P78" style:family="paragraph" style:parent-style-name="Text_20_body" style:list-style-name="L8">
      <style:paragraph-properties fo:margin-left="0cm" fo:margin-right="0cm" fo:margin-top="0.212cm" fo:margin-bottom="0.212cm" style:contextual-spacing="false" fo:line-height="175%" fo:text-indent="0cm" style:auto-text-indent="false" fo:padding="0cm" fo:border="none"/>
      <style:text-properties style:font-name="Google Sans Flex" fo:font-size="12pt" fo:letter-spacing="normal" fo:font-weight="normal" fo:background-color="#ffffff" loext:padding="0cm" loext:border="none"/>
    </style:style>
    <style:style style:name="P79" style:family="paragraph" style:parent-style-name="Text_20_body" style:list-style-name="L8">
      <style:paragraph-properties fo:margin-left="0cm" fo:margin-right="0cm" fo:margin-top="0.423cm" fo:margin-bottom="0.423cm" style:contextual-spacing="false" style:line-height-at-least="0.529cm" fo:text-indent="0cm" style:auto-text-indent="false" fo:padding="0cm" fo:border="none"/>
      <style:text-properties style:font-name="Google Sans Flex" fo:font-size="10.5pt" fo:letter-spacing="normal" fo:font-weight="bold" fo:background-color="#ffffff" loext:padding="0cm" loext:border="none"/>
    </style:style>
    <style:style style:name="P80" style:family="paragraph" style:parent-style-name="Text_20_body" style:list-style-name="L10"/>
    <style:style style:name="P81" style:family="paragraph" style:parent-style-name="Text_20_body" style:list-style-name="L11"/>
    <style:style style:name="P82"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83" style:family="paragraph" style:parent-style-name="Text_20_body" style:list-style-name="L12">
      <style:paragraph-properties fo:margin-left="0cm" fo:margin-right="0cm" fo:margin-top="0cm" fo:margin-bottom="0.247cm" style:contextual-spacing="false" fo:line-height="114%" fo:text-indent="0cm" style:auto-text-indent="false" fo:padding="0cm" fo:border="none"/>
    </style:style>
    <style:style style:name="P84" style:family="paragraph" style:parent-style-name="Text_20_body">
      <style:text-properties officeooo:paragraph-rsid="0046df89"/>
    </style:style>
    <style:style style:name="P85" style:family="paragraph" style:parent-style-name="Text_20_body">
      <style:paragraph-properties fo:margin-left="1.251cm" fo:margin-right="0cm" fo:margin-top="0cm" fo:margin-bottom="0cm" style:contextual-spacing="false" style:line-height-at-least="0.741cm" fo:text-indent="0cm" style:auto-text-indent="false" style:writing-mode="lr-tb"/>
      <style:text-properties officeooo:paragraph-rsid="0022c54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2bdc3" style:font-weight-asian="bold" style:font-weight-complex="bold"/>
    </style:style>
    <style:style style:name="T4" style:family="text">
      <style:text-properties fo:font-weight="bold" officeooo:rsid="00342ffe" style:font-weight-asian="bold" style:font-weight-complex="bold"/>
    </style:style>
    <style:style style:name="T5" style:family="text">
      <style:text-properties fo:font-weight="bold" officeooo:rsid="003446ed" style:font-weight-asian="bold" style:font-weight-complex="bold"/>
    </style:style>
    <style:style style:name="T6" style:family="text">
      <style:text-properties fo:font-weight="bold" officeooo:rsid="002bb84c" style:font-weight-asian="bold" style:font-weight-complex="bold"/>
    </style:style>
    <style:style style:name="T7" style:family="text">
      <style:text-properties fo:font-weight="bold" officeooo:rsid="003b33b0" style:font-weight-asian="bold" style:font-weight-complex="bold"/>
    </style:style>
    <style:style style:name="T8" style:family="text">
      <style:text-properties fo:font-weight="bold" officeooo:rsid="00434ea5" style:font-weight-asian="bold" style:font-weight-complex="bold"/>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officeooo:rsid="0046df89" style:font-style-asian="italic" style:font-style-complex="italic"/>
    </style:style>
    <style:style style:name="T12" style:family="text">
      <style:text-properties style:font-name="Google Sans Text"/>
    </style:style>
    <style:style style:name="T13" style:family="text">
      <style:text-properties style:font-name="Google Sans Text" fo:font-weight="bold"/>
    </style:style>
    <style:style style:name="T14" style:family="text">
      <style:text-properties style:font-name="Google Sans Text" fo:font-style="italic"/>
    </style:style>
    <style:style style:name="T15" style:family="text">
      <style:text-properties style:font-name="Google Sans Flex" fo:font-size="12pt" fo:letter-spacing="normal" fo:font-weight="normal"/>
    </style:style>
    <style:style style:name="T16" style:family="text">
      <style:text-properties style:font-name="Google Sans Flex" fo:font-size="12pt" fo:letter-spacing="normal" fo:font-weight="normal" fo:background-color="#ffffff" loext:char-shading-value="0" loext:padding="0cm" loext:border="none"/>
    </style:style>
    <style:style style:name="T17" style:family="text">
      <style:text-properties style:font-name="Google Sans Flex" fo:font-size="12pt" fo:letter-spacing="normal" fo:font-weight="normal" officeooo:rsid="00478e4a" fo:background-color="#ffffff" loext:char-shading-value="0" loext:padding="0cm" loext:border="none"/>
    </style:style>
    <style:style style:name="T18" style:family="text">
      <style:text-properties style:font-name="Google Sans Flex" fo:font-size="12pt" fo:letter-spacing="normal" fo:font-weight="normal" fo:background-color="#f0f4f9" loext:char-shading-value="0" loext:padding="0cm" loext:border="none"/>
    </style:style>
    <style:style style:name="T19" style:family="text">
      <style:text-properties style:font-name="Google Sans Flex" fo:font-size="12pt" fo:letter-spacing="normal" fo:font-weight="bold"/>
    </style:style>
    <style:style style:name="T20" style:family="text">
      <style:text-properties style:font-name="Google Sans Flex" fo:font-size="12pt" fo:letter-spacing="normal" fo:font-weight="bold" fo:background-color="#ffffff" loext:char-shading-value="0" loext:padding="0cm" loext:border="none"/>
    </style:style>
    <style:style style:name="T21" style:family="text">
      <style:text-properties style:font-name="Google Sans Flex" fo:font-size="12pt" fo:letter-spacing="normal" fo:font-style="italic" fo:font-weight="normal" fo:background-color="#ffffff" loext:char-shading-value="0" loext:padding="0cm" loext:border="none"/>
    </style:style>
    <style:style style:name="T22" style:family="text">
      <style:text-properties style:font-name="Google Sans Flex" fo:font-size="10.5pt" fo:letter-spacing="normal" fo:font-weight="normal"/>
    </style:style>
    <style:style style:name="T23" style:family="text">
      <style:text-properties style:font-name="Google Sans Flex" fo:font-size="10.5pt" fo:letter-spacing="normal" fo:font-weight="normal" fo:background-color="#ffffff" loext:char-shading-value="0" loext:padding="0cm" loext:border="none"/>
    </style:style>
    <style:style style:name="T24" style:family="text">
      <style:text-properties style:font-name="Google Sans Flex" fo:font-size="10.5pt" fo:letter-spacing="normal" fo:font-weight="bold"/>
    </style:style>
    <style:style style:name="T25" style:family="text">
      <style:text-properties style:font-name="Google Sans Flex" fo:font-size="15pt" fo:letter-spacing="normal" fo:font-weight="bold" fo:background-color="#ffffff" loext:char-shading-value="0" loext:padding="0cm" loext:border="none"/>
    </style:style>
    <style:style style:name="T26" style:family="text">
      <style:text-properties fo:color="#188038" loext:opacity="100%" style:font-name="Google Sans Flex" fo:font-size="12pt" fo:letter-spacing="normal" fo:font-weight="normal" fo:background-color="#f0f4f9" loext:char-shading-value="0" loext:padding="0cm" loext:border="none"/>
    </style:style>
    <style:style style:name="T27" style:family="text">
      <style:text-properties officeooo:rsid="0022c546"/>
    </style:style>
    <style:style style:name="T28" style:family="text">
      <style:text-properties style:font-name="Google Sans"/>
    </style:style>
    <style:style style:name="T29" style:family="text">
      <style:text-properties officeooo:rsid="00269975"/>
    </style:style>
    <style:style style:name="T30" style:family="text">
      <style:text-properties officeooo:rsid="0029012f"/>
    </style:style>
    <style:style style:name="T31" style:family="text">
      <style:text-properties fo:font-size="10pt" style:font-size-asian="10pt" style:font-size-complex="10pt"/>
    </style:style>
    <style:style style:name="T32" style:family="text">
      <style:text-properties fo:font-size="10pt" officeooo:rsid="002940a2" style:font-size-asian="10pt" style:font-size-complex="10pt"/>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0pt" fo:font-weight="bold" officeooo:rsid="002940a2" style:font-size-asian="10pt" style:font-weight-asian="bold" style:font-size-complex="10pt" style:font-weight-complex="bold"/>
    </style:style>
    <style:style style:name="T35" style:family="text">
      <style:text-properties officeooo:rsid="002a7bd4"/>
    </style:style>
    <style:style style:name="T36" style:family="text">
      <style:text-properties style:font-name="Liberation Serif"/>
    </style:style>
    <style:style style:name="T37" style:family="text">
      <style:text-properties style:font-name="Liberation Serif" officeooo:rsid="002a7bd4"/>
    </style:style>
    <style:style style:name="T38" style:family="text">
      <style:text-properties style:font-name="Liberation Serif" fo:font-weight="bold" officeooo:rsid="003446ed" style:font-weight-asian="bold" style:font-weight-complex="bold"/>
    </style:style>
    <style:style style:name="T39" style:family="text">
      <style:text-properties style:font-name="Liberation Serif" fo:font-weight="bold" officeooo:rsid="003b33b0" style:font-weight-asian="bold" style:font-weight-complex="bold"/>
    </style:style>
    <style:style style:name="T40" style:family="text">
      <style:text-properties style:font-name="Liberation Serif" fo:font-weight="bold" officeooo:rsid="003ded43" style:font-weight-asian="bold" style:font-weight-complex="bold"/>
    </style:style>
    <style:style style:name="T41" style:family="text">
      <style:text-properties style:font-name="Liberation Serif" fo:font-weight="normal" officeooo:rsid="003b33b0" style:font-weight-asian="normal" style:font-weight-complex="normal"/>
    </style:style>
    <style:style style:name="T42" style:family="text">
      <style:text-properties style:font-name="Liberation Serif" fo:font-weight="normal" officeooo:rsid="003ded43" style:font-weight-asian="normal" style:font-weight-complex="normal"/>
    </style:style>
    <style:style style:name="T43" style:family="text">
      <style:text-properties style:font-name="Liberation Serif" officeooo:rsid="003ded43"/>
    </style:style>
    <style:style style:name="T44" style:family="text">
      <style:text-properties officeooo:rsid="002bb84c"/>
    </style:style>
    <style:style style:name="T45" style:family="text">
      <style:text-properties officeooo:rsid="002c86f3"/>
    </style:style>
    <style:style style:name="T46" style:family="text">
      <style:text-properties officeooo:rsid="002da9d8"/>
    </style:style>
    <style:style style:name="T47" style:family="text">
      <style:text-properties officeooo:rsid="003069e5"/>
    </style:style>
    <style:style style:name="T48" style:family="text">
      <style:text-properties officeooo:rsid="00307e72"/>
    </style:style>
    <style:style style:name="T49" style:family="text">
      <style:text-properties officeooo:rsid="0032bdc3"/>
    </style:style>
    <style:style style:name="T50" style:family="text">
      <style:text-properties fo:font-weight="normal" style:font-weight-asian="normal" style:font-weight-complex="normal"/>
    </style:style>
    <style:style style:name="T51" style:family="text">
      <style:text-properties fo:font-weight="normal" officeooo:rsid="0032bdc3" style:font-weight-asian="normal" style:font-weight-complex="normal"/>
    </style:style>
    <style:style style:name="T52" style:family="text">
      <style:text-properties fo:font-weight="normal" officeooo:rsid="00342ffe" style:font-weight-asian="normal" style:font-weight-complex="normal"/>
    </style:style>
    <style:style style:name="T53" style:family="text">
      <style:text-properties officeooo:rsid="00342ffe"/>
    </style:style>
    <style:style style:name="T54" style:family="text">
      <style:text-properties officeooo:rsid="003446ed"/>
    </style:style>
    <style:style style:name="T55" style:family="text">
      <style:text-properties officeooo:rsid="0039137a"/>
    </style:style>
    <style:style style:name="T56" style:family="text">
      <style:text-properties officeooo:rsid="003a624d"/>
    </style:style>
    <style:style style:name="T57" style:family="text">
      <style:text-properties officeooo:rsid="003b33b0"/>
    </style:style>
    <style:style style:name="T58" style:family="text">
      <style:text-properties officeooo:rsid="003c468f"/>
    </style:style>
    <style:style style:name="T59" style:family="text">
      <style:text-properties officeooo:rsid="003ded43"/>
    </style:style>
    <style:style style:name="T60" style:family="text">
      <style:text-properties officeooo:rsid="0040b24d"/>
    </style:style>
    <style:style style:name="T61" style:family="text">
      <style:text-properties officeooo:rsid="00434ea5"/>
    </style:style>
    <style:style style:name="T62" style:family="text">
      <style:text-properties officeooo:rsid="00458ee4"/>
    </style:style>
    <style:style style:name="T63" style:family="text">
      <style:text-properties officeooo:rsid="0046df89"/>
    </style:style>
    <style:style style:name="T64" style:family="text">
      <style:text-properties fo:color="#1f1f1f" loext:opacity="100%" style:font-name="Google Sans Flex" fo:font-size="12pt" fo:letter-spacing="normal" fo:font-weight="normal" loext:padding="0cm" loext:border="none"/>
    </style:style>
    <style:style style:name="T65" style:family="text">
      <style:text-properties officeooo:rsid="00478e4a"/>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UTORIAL COMO CREAR LIBRERÍAS PIP</text:p>
      <text:p text:style-name="Text_20_body"/>
      <text:p text:style-name="Text_20_body"/>
      <text:p text:style-name="P36"/>
      <text:h text:style-name="Heading_20_1" text:outline-level="1">Introducción:</text:h>
      <text:p text:style-name="P38">Este tutorial se ha construido sobre la marcha a medida que creaba por p<text:span text:style-name="T55">r</text:span>imera vez una librería para incluirla en <text:span text:style-name="T2">PyPI</text:span>, para que cualquier pueda importarla.</text:p>
      <text:p text:style-name="P38"><text:line-break/>Esta librería <text:span text:style-name="T45">que servirá de ejemplo en este tutorial </text:span>es <text:span text:style-name="T2">help_core_pygame</text:span>. Una librería que ofrece un sistema de ayudas para usar en programas realizados con Pygame. <text:span text:style-name="T45">El texto de ayuda debe estar editado en formato markdown (de momento con ciertas limitaciones). </text:span><text:span text:style-name="T46">Es un ejemplo bastante completo.</text:span></text:p>
      <text:p text:style-name="P51">En este momento todo mi entorno de trabajo con un montón de librerías, que he ido acumulando para un buen puñado de proyectos realizados con Python, usan el entorno <text:s/><text:span text:style-name="T2">pyenv_goliat</text:span>, pero como mi idea es convertir algunos desarrollos de librerías propios en librerías en PyPI para uso comunitario bajo licencia MIT. Necesitaré un entorno específico para el desarrollo de las librerías desarrolladas en fase estable. Este es el caso de <text:s/><text:span text:style-name="T6">help_core_pygame. </text:span></text:p>
      <text:p text:style-name="P51"><text:span text:style-name="T50">Así pues mi idea es terminar teniendo para mi primer librería PyPI dos entornos de trabajo</text:span><text:span text:style-name="T44">:</text:span></text:p>
      <text:list text:style-name="L1">
        <text:list-item>
          <text:p text:style-name="P64"><text:span text:style-name="Source_20_Text"><text:span text:style-name="T1">pyenv_goliat</text:span></text:span>: Para ejecutar <text:span text:style-name="T55">mis</text:span> programas principales con la <text:span text:style-name="T1">versión estable (PyPI)</text:span>.</text:p>
        </text:list-item>
        <text:list-item>
          <text:p text:style-name="P65"><text:span text:style-name="Source_20_Text"><text:span text:style-name="T1">pyenv_dev_help</text:span></text:span>: Para <text:span text:style-name="T1">desarrollar y probar</text:span> <text:span text:style-name="T55">mi primera</text:span> librería <text:span text:style-name="T55">PyPI </text:span>. <text:span text:style-name="T6">help_core_pygame</text:span></text:p>
        </text:list-item>
      </text:list>
      <text:p text:style-name="P38"/>
      <text:h text:style-name="Heading_20_2" text:outline-level="2">Documentos de referencia:</text:h>
      <text:p text:style-name="P39">Se recomienda complementar este tutorial con la lectura o con las consultas a los siguientes documentos.</text:p>
      <text:list text:style-name="L2">
        <text:list-item>
          <text:p text:style-name="P66"><text:span text:style-name="T34">Tutorial en castellano:</text:span><text:span text:style-name="T32"> </text:span><text:a xlink:type="simple" xlink:href="https://movimientolibre.com/apuntes/python-package-index-primeros-pasos/" text:style-name="Internet_20_link" text:visited-style-name="Visited_20_Internet_20_Link"><text:span text:style-name="T31">https://movimientolibre.com/apuntes/python-package-index-primeros-pasos/</text:span></text:a><text:span text:style-name="T31"> </text:span></text:p>
        </text:list-item>
        <text:list-item>
          <text:p text:style-name="P67"><text:span text:style-name="T33">Guía de usuario oficial:</text:span><text:span text:style-name="T31"> <text:s/></text:span><text:a xlink:type="simple" xlink:href="https://packaging.python.org/en/latest/tutorials/packaging-projects/" text:style-name="Internet_20_link" text:visited-style-name="Visited_20_Internet_20_Link"><text:span text:style-name="T31">https://packaging.python.org/en/latest/tutorials/packaging-projects/</text:span></text:a><text:span text:style-name="T31"> </text:span></text:p>
        </text:list-item>
      </text:list>
      <text:p text:style-name="P1"/>
      <text:h text:style-name="Heading_20_1" text:outline-level="1">Consideraciones previas</text:h>
      <text:h text:style-name="Heading_20_2" text:outline-level="2"><text:span text:style-name="T35">1</text:span>. Preparar el paquete para <text:span text:style-name="Source_20_Text">pip</text:span> (pyproject.toml)</text:h>
      <text:p text:style-name="Text_20_body">Hoy en día lo moderno es usar <text:span text:style-name="Source_20_Text">pyproject.toml</text:span> con <text:span text:style-name="Source_20_Text">setuptools</text:span>.<text:line-break/><text:span text:style-name="T62">Lo que tenemos funcionando es</text:span>:<text:span text:style-name="Source_20_Text"><text:line-break/><text:line-break/># pyproject.toml</text:span></text:p>
      <text:p text:style-name="Text_20_body"><text:span text:style-name="Source_20_Text">[build-system]</text:span></text:p>
      <text:p text:style-name="Text_20_body"><text:span text:style-name="Source_20_Text">requires = ["setuptools&gt;=64", "wheel"]</text:span></text:p>
      <text:p text:style-name="Text_20_body"><text:span text:style-name="Source_20_Text">build-backend = "setuptools.build_meta"</text:span></text:p>
      <text:p text:style-name="Text_20_body"><text:span text:style-name="Source_20_Text"/></text:p>
      <text:p text:style-name="Text_20_body"><text:span text:style-name="Source_20_Text">[project]</text:span></text:p>
      <text:p text:style-name="Text_20_body"><text:span text:style-name="Source_20_Text">name = "help-core-pygame" <text:s text:c="8"/># Nombre único para el proyecto PyPI (único)</text:span></text:p>
      <text:p text:style-name="Text_20_body"><text:span text:style-name="Source_20_Text">version = "0.1.0"</text:span></text:p>
      <text:p text:style-name="Text_20_body"><text:span text:style-name="Source_20_Text">description = "Módulo de ayuda para overlays y ayuda contextual en Pygame"</text:span></text:p>
      <text:p text:style-name="Text_20_body"><text:span text:style-name="Source_20_Text">readme = "README.md"</text:span></text:p>
      <text:p text:style-name="Text_20_body"><text:span text:style-name="Source_20_Text">requires-python = "&gt;=3.9"</text:span></text:p>
      <text:p text:style-name="Text_20_body"><text:span text:style-name="Source_20_Text">authors = [</text:span></text:p>
      <text:p text:style-name="Text_20_body"><text:span text:style-name="Source_20_Text"><text:s text:c="2"/>{ name = "Antonio Castr Snurmacher", email = "acastro0841@gmail.com" },</text:span></text:p>
      <text:p text:style-name="Text_20_body"><text:span text:style-name="Source_20_Text">]</text:span></text:p>
      <text:p text:style-name="Text_20_body"><text:span text:style-name="Source_20_Text"># license = { file = "LICENSE.md" } <text:s/># Enlaza directamente al archivo de licencia</text:span></text:p>
      <text:p text:style-name="Text_20_body"><text:span text:style-name="Source_20_Text">license = "MIT"</text:span></text:p>
      <text:p text:style-name="Text_20_body"><text:span text:style-name="Source_20_Text">dependencies = [</text:span></text:p>
      <text:p text:style-name="Text_20_body"><text:span text:style-name="Source_20_Text"><text:s text:c="2"/>"pygame&gt;=2.0"</text:span></text:p>
      <text:p text:style-name="Text_20_body"><text:span text:style-name="Source_20_Text">]</text:span></text:p>
      <text:p text:style-name="Text_20_body"><text:span text:style-name="Source_20_Text"/></text:p>
      <text:p text:style-name="Text_20_body"><text:span text:style-name="Source_20_Text">keywords = ["pygame", "help", "overlay", "games", "ayuda"]</text:span></text:p>
      <text:p text:style-name="Text_20_body"><text:span text:style-name="Source_20_Text"/></text:p>
      <text:p text:style-name="Text_20_body"><text:span text:style-name="Source_20_Text">classifiers = [</text:span></text:p>
      <text:p text:style-name="Text_20_body"><text:soft-page-break/><text:span text:style-name="Source_20_Text"><text:s text:c="2"/>"Programming Language :: Python :: 3",</text:span></text:p>
      <text:p text:style-name="Text_20_body"><text:span text:style-name="Source_20_Text"><text:s text:c="2"/>"Operating System :: OS Independent",</text:span></text:p>
      <text:p text:style-name="Text_20_body"><text:span text:style-name="Source_20_Text"><text:s text:c="2"/>"Topic :: Games/Entertainment",</text:span></text:p>
      <text:p text:style-name="Text_20_body"><text:span text:style-name="Source_20_Text">]</text:span></text:p>
      <text:p text:style-name="Text_20_body"><text:span text:style-name="Source_20_Text"/></text:p>
      <text:p text:style-name="Text_20_body"><text:span text:style-name="Source_20_Text">[project.urls] <text:s/># Enlaces para mis usuarios</text:span></text:p>
      <text:p text:style-name="Text_20_body"><text:span text:style-name="Source_20_Text">Homepage = "https://github.com/acastr008/help_core_pygame"</text:span></text:p>
      <text:p text:style-name="Text_20_body"><text:span text:style-name="Source_20_Text">Source = "https://github.com/acastr008/help_core_pygame"</text:span></text:p>
      <text:p text:style-name="Text_20_body"><text:span text:style-name="Source_20_Text">Issues = "https://github.com/acastr008/help_core_pygame/issues" # Pagina donde GitHub gestiona el seguimiento de errores y mejoras.</text:span></text:p>
      <text:p text:style-name="Text_20_body"><text:span text:style-name="Source_20_Text"/></text:p>
      <text:p text:style-name="Text_20_body"><text:span text:style-name="Source_20_Text">[tool.setuptools.packages.find]</text:span></text:p>
      <text:p text:style-name="Text_20_body"><text:span text:style-name="Source_20_Text">where = ["src"]</text:span></text:p>
      <text:p text:style-name="Text_20_body"><text:span text:style-name="Source_20_Text"/></text:p>
      <text:p text:style-name="Text_20_body"><text:span text:style-name="Source_20_Text">[tool.setuptools.package-data]</text:span></text:p>
      <text:p text:style-name="Text_20_body"><text:span text:style-name="Source_20_Text">"help_core_pygame" = ["assets/*.mp3"]</text:span></text:p>
      <text:h text:style-name="P3" text:outline-level="3">¿Qué hace esto?</text:h>
      <text:list text:style-name="L3">
        <text:list-item>
          <text:p text:style-name="P68"><text:span text:style-name="Strong_20_Emphasis"><text:span text:style-name="Source_20_Text">[build-system]</text:span></text:span>: indica que construyes con <text:span text:style-name="Source_20_Text">setuptools</text:span>.</text:p>
        </text:list-item>
        <text:list-item>
          <text:p text:style-name="P68"><text:span text:style-name="Strong_20_Emphasis"><text:span text:style-name="Source_20_Text">[project]</text:span></text:span>:</text:p>
          <text:list>
            <text:list-item>
              <text:p text:style-name="P68"><text:span text:style-name="Source_20_Text">name</text:span>: el nombre que tendrá tu paquete en PyPI (<text:span text:style-name="Source_20_Text">pip install help-core-pygame</text:span>).</text:p>
            </text:list-item>
            <text:list-item>
              <text:p text:style-name="P68"><text:span text:style-name="Source_20_Text">dependencies</text:span>: aquí declaras que tu librería necesita <text:span text:style-name="Source_20_Text">pygame</text:span>.</text:p>
            </text:list-item>
          </text:list>
        </text:list-item>
        <text:list-item>
          <text:p text:style-name="P68"><text:span text:style-name="Strong_20_Emphasis"><text:span text:style-name="Source_20_Text">[tool.setuptools.packages.find]</text:span></text:span>:</text:p>
          <text:list>
            <text:list-item>
              <text:p text:style-name="P68">Le dice a setuptools que busque paquetes en <text:span text:style-name="Source_20_Text">src/</text:span>.</text:p>
            </text:list-item>
          </text:list>
        </text:list-item>
        <text:list-item>
          <text:p text:style-name="P68"><text:span text:style-name="Strong_20_Emphasis"><text:span text:style-name="Source_20_Text">[tool.setuptools.package-data]</text:span></text:span>:</text:p>
          <text:list>
            <text:list-item>
              <text:p text:style-name="P68">Indica que los <text:span text:style-name="Source_20_Text">.mp3</text:span> del subpaquete <text:span text:style-name="Source_20_Text">help_core/assets</text:span> se incluyan al instalar.</text:p>
            </text:list-item>
          </text:list>
        </text:list-item>
      </text:list>
      <text:h text:style-name="Heading_20_3" text:outline-level="3"><text:span text:style-name="Source_20_Text">__init__.py</text:span></text:h>
      <text:p text:style-name="P37">Dentro de <text:span text:style-name="Source_20_Text">src/help_core/__init__.py</text:span>, puedes exponer directamente tu API principal </text:p>
      <text:p text:style-name="P11"><text:line-break/># Contenido de src/help_core_pygame/__init__.py</text:p>
      <text:p text:style-name="P11"/>
      <text:p text:style-name="P11"># Re-exportar las funciones/clases principales de help_core.py (se usarán en las demos de examples/)</text:p>
      <text:p text:style-name="P11">from .help_core import open_help_standalone</text:p>
      <text:p text:style-name="P11">from .help_core import HelpConfig, HelpViewer </text:p>
      <text:p text:style-name="P11"/>
      <text:p text:style-name="P11"># En caso de querer re-exportar otros módulos se podría hacer aquí igualmente <text:line-break/></text:p>
      <text:p text:style-name="Text_20_body"><text:line-break/><text:span text:style-name="T36">Con eso evitamos que el usuario final haga tenga que hacer algo del tipo:</text:span></text:p>
      <text:p text:style-name="P11"><text:span text:style-name="Source_20_Text">from help_core.core import HelpOverlay</text:span></text:p>
      <text:p text:style-name="Preformatted_20_Text"><text:span text:style-name="Source_20_Text"/></text:p>
      <text:p text:style-name="P37"><text:span text:style-name="Source_20_Text"><text:span text:style-name="T37">En lugar de algo mucho más natural como:</text:span></text:span></text:p>
      <text:p text:style-name="P11"><text:span text:style-name="Source_20_Text">from help_core import HelpOverlay</text:span></text:p>
      <text:p text:style-name="P37"/>
      <text:p text:style-name="P37"><text:span text:style-name="Source_20_Text"/></text:p>
      <text:h text:style-name="P2" text:outline-level="2"><text:span text:style-name="T44">2</text:span>. Probar localmente y publicar (cuando quieras)</text:h>
      <text:h text:style-name="Heading_20_3" text:outline-level="3"><text:span text:style-name="T44">2</text:span>.1. Instalar en desarrollo</text:h>
      <text:p text:style-name="P43"><text:span text:style-name="T49">Antes que nada hay que advertir que no es bueno crear una librería desde el mismo entorno que usamos habitualmente para desarrollar cualquier cosa en Python. (En mi caso </text:span><text:span text:style-name="T2">pyenv_goliat</text:span><text:span text:style-name="T3"> </text:span><text:span text:style-name="T51">).<text:line-break/>Crearemos un entorno nuevo de desarrollo y solo instalaremos las librerías que necesitemos en este caso necesitamos solo </text:span><text:span text:style-name="T3">pygame</text:span><text:span text:style-name="T51"> y crearemos un entorno nuevo </text:span><text:span text:style-name="T3">pyenv_dev_help, </text:span><text:span text:style-name="T52">pero si ya has dado el paso en falso de instalar la actual librería en desarrollo en tu entorno habitual de trabajo (</text:span><text:span text:style-name="T4">pyenv_goliat</text:span><text:span text:style-name="T52">) haz lo siguiente:</text:span><text:span text:style-name="T51"><text:line-break/><text:line-break/># 1. </text:span>Crea el nuevo entorno</text:p>
      <text:p text:style-name="P11">python -m venv pyenv_dev_help</text:p>
      <text:p text:style-name="P11"/>
      <text:p text:style-name="P11"># <text:span text:style-name="T58">2</text:span>. Activa<text:span text:style-name="T63">mos</text:span> el nuevo entorno</text:p>
      <text:p text:style-name="P11">source pyenv_dev_help/bin/activate </text:p>
      <text:p text:style-name="P11"/>
      <text:p text:style-name="P11"># <text:span text:style-name="T58">3</text:span>. Instala<text:span text:style-name="T63">mos</text:span> las dependencias estables necesarias para tu librería (Pygame)</text:p>
      <text:p text:style-name="P11">pip install pygame</text:p>
      <text:p text:style-name="P11"/>
      <text:p text:style-name="P11"># <text:span text:style-name="T58">4</text:span>. Instala tu librería en modo editable (-e .)</text:p>
      <text:p text:style-name="P11"># *Asegúrate de estar en el directorio raíz del proyecto help_core_pygame.*</text:p>
      <text:p text:style-name="P11">pip install -e .</text:p>
      <text:p text:style-name="P46"/>
      <text:p text:style-name="Text_20_body">Desde la raíz del proyecto (donde está <text:span text:style-name="Source_20_Text">pyproject.toml</text:span>) <text:span text:style-name="T53">haz lo siguiente</text:span>:</text:p>
      <text:p text:style-name="P7"><text:span text:style-name="Source_20_Text">python -m pip install -e .</text:span></text:p>
      <text:p text:style-name="Text_20_body">Eso instala tu paquete en modo editable <text:span text:style-name="T30">sin subirlo a PyPI</text:span>: cualquier cambio en <text:span text:style-name="Source_20_Text">src/help_core/</text:span> se refleja al instante cuando importas <text:span text:style-name="Source_20_Text">help_core</text:span>. Después, prueba en un intérprete o en tus demos adaptadas:</text:p>
      <text:p text:style-name="P6"><text:span text:style-name="Source_20_Text">import help_core</text:span></text:p>
      <text:p text:style-name="P9"><text:span text:style-name="Source_20_Text">help_core.HelpOverlay(...)</text:span></text:p>
      <text:p text:style-name="P45">Adapta tus <text:span text:style-name="Source_20_Text">demo_*.py</text:span> para que importen desde <text:span text:style-name="Source_20_Text">help_core</text:span> como si ya fuese una librería externa. Así te aseguras de que al publicar no habrá sorpresas.</text:p>
      <text:p text:style-name="P45"><text:span text:style-name="T54">En el siguiente capítulo hablaremos de construir el paquete y subirlo a PyPI. Cuando ya lo tengas podrás instalarlo en <text:s/></text:span><text:span text:style-name="T5">pyenv_</text:span><text:span text:style-name="T8">goliat</text:span><text:span text:style-name="T5">.</text:span><text:line-break/></text:p>
      <text:p text:style-name="P44"># 1. Desactiva<text:span text:style-name="T54">r</text:span> el entorno actual <text:s/><text:span text:style-name="T2">pyenv_goliat</text:span></text:p>
      <text:p text:style-name="P11">deactivate</text:p>
      <text:p text:style-name="P11"/>
      <text:p text:style-name="P11"># 2. Crea<text:span text:style-name="T54">r</text:span> el nuevo entorno (un buen nombre es pyenv_dev_help)</text:p>
      <text:p text:style-name="P11">python -m venv pyenv_dev_help</text:p>
      <text:p text:style-name="P11"/>
      <text:p text:style-name="P11"># 3. Activa<text:span text:style-name="T54">r</text:span> el nuevo entorno</text:p>
      <text:p text:style-name="P11">source pyenv_dev_help/bin/activate </text:p>
      <text:p text:style-name="P11"/>
      <text:p text:style-name="P11"># 4. Instala<text:span text:style-name="T54">r</text:span> las dependencias estables necesarias para tu librería (Pygame)</text:p>
      <text:p text:style-name="P11">pip install pygame</text:p>
      <text:p text:style-name="P11"><text:soft-page-break/></text:p>
      <text:p text:style-name="P11"># 5. Instala tu librería en modo editable (-e .)</text:p>
      <text:p text:style-name="P11"># *Asegúrate de estar en el directorio raíz del proyecto help_core_pygame.*</text:p>
      <text:p text:style-name="P11">pip install -e .</text:p>
      <text:p text:style-name="P11"/>
      <text:p text:style-name="Text_20_body"/>
      <text:h text:style-name="Heading_20_3" text:outline-level="3">Resolución de problemas:</text:h>
      <text:p text:style-name="P56">1) Si al intentar crear el entorno de desarrollo con python -m venv pyenv_dev_help da el error:</text:p>
      <text:p text:style-name="P57">The virtual environment was not created successfully because ensurepip is not available. <text:s/>On Debian/Ubuntu systems, you need to install the python3-venv package using the following command.</text:p>
      <text:p text:style-name="P57"><text:s text:c="4"/>apt install python3.12-venv</text:p>
      <text:p text:style-name="P57">You may need to use sudo with that command. <text:s/>After installing the python3-venv package, recreate your virtual environment.</text:p>
      <text:p text:style-name="P57">Failing command: /home/antonio/Escritorio/PROYECTOS_PROGR_ACTIVOS/CODEX/help_core_pygame/pyenv_dev_help/bin/python3.12</text:p>
      <text:p text:style-name="P56">Este es un problema común en distribuciones basadas en Debian (como Ubuntu) donde los paquetes de Python están muy separados. El sistema tiene el intérprete Python (python3.12), pero las herramientas para crear entornos virtuales (ensurepip, que instala pip y setuptools dentro del nuevo entorno) están en un paquete separado.</text:p>
      <text:p text:style-name="P56">El mensaje de error te indica la solución precisa. <text:s/>Para corregir esto, debes instalar el paquete que proporciona la funcionalidad de entorno virtual para tu versión de Python (python3.12).</text:p>
      <text:p text:style-name="P56">Ejecuta el siguiente comando en tu terminal principal (no dentro de ningún entorno virtual):</text:p>
      <text:p text:style-name="P11">sudo apt install python3.12-venv</text:p>
      <text:p text:style-name="P56"/>
      <text:p text:style-name="P56">Por último reintentar la creación: </text:p>
      <text:p text:style-name="P11">python -m venv pyenv_dev_help</text:p>
      <text:p text:style-name="Preformatted_20_Text"/>
      <text:p text:style-name="Text_20_body"><text:span text:style-name="T60">2) </text:span>En caso de que por error estuvieran instalados la ver<text:span text:style-name="T61">sió</text:span>n editable del paquete y la no editable, hay que forzar la desinstalación de ambas y lue<text:span text:style-name="T63">go</text:span> instalar la apropiada.</text:p>
      <text:p text:style-name="P52"/>
      <text:p text:style-name="P53"># 1. Asegúrate de que pyenv_goliat esté activo</text:p>
      <text:p text:style-name="P53">source /home/antonio/pyenv_goliat/bin/activate</text:p>
      <text:p text:style-name="P53"/>
      <text:p text:style-name="P53"># 2. Desinstalar una vez</text:p>
      <text:p text:style-name="P53">pip uninstall help-core-pygame -y</text:p>
      <text:p text:style-name="P53"/>
      <text:p text:style-name="P53"># 3. Desinstalar una segunda vez (por si acaso elimina primero el editable y luego el normal)</text:p>
      <text:p text:style-name="P53">pip uninstall help-core-pygame -y</text:p>
      <text:p text:style-name="P53"/>
      <text:p text:style-name="P53"># 4. Verificar el estado</text:p>
      <text:p text:style-name="P53">pip show help-core-pygame</text:p>
      <text:p text:style-name="P53"/>
      <text:p text:style-name="P53"><text:soft-page-break/></text:p>
      <text:p text:style-name="P84"><text:span text:style-name="T63">3) Cuidar siempre que al usar las herramientas estemos usando las últimas versiones de las mismas y que usemos siempre el mismo interprete de python.<text:line-break/>También hay que cuidar que el entorno de python es el que se necesita para lo que queremos hacer. Cuidado si estamos usando alias de algunos comandos porque eso puede provocar confusiones en el entorno.</text:span></text:p>
      <text:p text:style-name="P84"><text:span text:style-name="T63"><text:s/><text:line-break/>4</text:span>) A modo de verificación de un entorno puedes hacer:</text:p>
      <text:p text:style-name="P54"/>
      <text:p text:style-name="P55">pip list <text:s/># lista de paquetes en este entorno.</text:p>
      <text:p text:style-name="P55">pip show help-core-pygame # <text:s/>Información del paquete.<text:line-break/></text:p>
      <text:p text:style-name="Text_20_body">5) Tenemos un scrit python (<text:span text:style-name="T2">debug_py_projet.py</text:span>) que hace muchas comprobaciones para diagnosticar problemas. </text:p>
      <text:h text:style-name="Heading_20_1" text:outline-level="1">Construir el paquete<text:line-break/></text:h>
      <text:h text:style-name="Heading_20_2" text:outline-level="2">1. ⚙️ Preparación y Herramientas</text:h>
      <text:section text:style-name="Sect1" text:name="model-response-message-contentr_c987c86ae4089023">
        <text:p text:style-name="Text_20_body">Asegúrate de tener las herramientas necesarias instaladas y de que tu cuenta esté lista.</text:p>
        <text:h text:style-name="Heading_20_3" text:outline-level="3">A. Instalar Herramientas de Publicación</text:h>
        <text:p text:style-name="Text_20_body">Necesitas dos herramientas: <text:span text:style-name="Source_20_Text">build</text:span> para crear los archivos de distribución y <text:span text:style-name="Source_20_Text">twine</text:span> para subirlos de forma segura a PyPI.</text:p>
        <text:p text:style-name="P8">Bash</text:p>
        <text:p text:style-name="P10"><text:span text:style-name="Source_20_Text">pip install --upgrade build twine</text:span></text:p>
        <text:h text:style-name="Heading_20_3" text:outline-level="3">B. Crear una Cuenta PyPI y un Token</text:h>
        <text:list text:style-name="L4">
          <text:list-item>
            <text:p text:style-name="P69">Ve a la página web oficial de <text:span text:style-name="T1">PyPI</text:span> (pypi.org) y crea una cuenta si aún no tienes una.</text:p>
          </text:list-item>
          <text:list-item>
            <text:p text:style-name="P69"><text:span text:style-name="T1">Genera un Token API (Recomendado):</text:span> Para subir paquetes, la forma más segura es usar un Token API, no tu contraseña.</text:p>
            <text:list>
              <text:list-item>
                <text:p text:style-name="P69">Ve a la configuración de tu cuenta en PyPI (Account Settings).</text:p>
              </text:list-item>
              <text:list-item>
                <text:p text:style-name="P69">Selecciona <text:span text:style-name="T1">"Add API token"</text:span> (Añadir token API).</text:p>
              </text:list-item>
              <text:list-item>
                <text:p text:style-name="P69">Dale un nombre significativo (ej: <text:span text:style-name="Source_20_Text">help_core_pygame_deploy</text:span>).</text:p>
              </text:list-item>
              <text:list-item>
                <text:p text:style-name="P69">En el campo <text:span text:style-name="T1">"Scope"</text:span> (Alcance), selecciona <text:span text:style-name="T1">"Entire account"</text:span> (Toda la cuenta).</text:p>
              </text:list-item>
              <text:list-item>
                <text:p text:style-name="P69">Guarda el token en un lugar seguro; no podrás verlo de nuevo.</text:p>
              </text:list-item>
            </text:list>
          </text:list-item>
        </text:list>
        <text:h text:style-name="Heading_20_2" text:outline-level="2"><text:soft-page-break/>2. 🔨 Construcción del Paquete Distribuible</text:h>
        <text:p text:style-name="Text_20_body">La fase de construcción toma el código fuente de tu directorio <text:span text:style-name="Source_20_Text">src/</text:span> y lo empaqueta en formatos estándar que <text:span text:style-name="Source_20_Text">pip</text:span> puede instalar.</text:p>
        <text:list text:style-name="L5">
          <text:list-item>
            <text:p text:style-name="P70"><text:span text:style-name="T1">Limpiar Entornos Antiguos:</text:span> Antes de construir, asegúrate de eliminar cualquier carpeta de compilación antigua para empezar de cero.</text:p>
            <text:p text:style-name="P71">Bash</text:p>
            <text:p text:style-name="P58"><text:span text:style-name="Source_20_Text"># Ejecuta desde la raíz de tu proyecto (donde está pyproject.toml)</text:span></text:p>
            <text:p text:style-name="P58"><text:span text:style-name="Source_20_Text">rm -rf dist/</text:span></text:p>
            <text:p text:style-name="P59"><text:span text:style-name="Source_20_Text">rm -rf build/</text:span></text:p>
          </text:list-item>
          <text:list-item>
            <text:p text:style-name="P70"><text:span text:style-name="T1">Construir los Archivos:</text:span> El comando <text:span text:style-name="Source_20_Text">python -m build</text:span> leerá tu <text:span text:style-name="Source_20_Text">pyproject.toml</text:span> y creará dos tipos de archivos en una nueva carpeta <text:span text:style-name="Source_20_Text">dist/</text:span>:</text:p>
            <text:list>
              <text:list-item>
                <text:p text:style-name="P70"><text:span text:style-name="T1">Source Archive (</text:span><text:span text:style-name="Source_20_Text"><text:span text:style-name="T1">.tar.gz</text:span></text:span><text:span text:style-name="T1">):</text:span> Para instalaciones de "código fuente".</text:p>
              </text:list-item>
              <text:list-item>
                <text:p text:style-name="P70"><text:span text:style-name="T1">Built Distribution (</text:span><text:span text:style-name="Source_20_Text"><text:span text:style-name="T1">.whl</text:span></text:span><text:span text:style-name="T1"> - "wheel"):</text:span> El formato binario/precompilado, más rápido de instalar.</text:p>
              </text:list-item>
            </text:list>
            <text:p text:style-name="P71">Bash</text:p>
            <text:p text:style-name="P59"><text:span text:style-name="Source_20_Text">python -m build</text:span></text:p>
            <text:p text:style-name="P70">Deberías ver una salida que confirma la creación de los archivos (ej: <text:span text:style-name="Source_20_Text">help_core_pygame-0.1.0.tar.gz</text:span> y <text:span text:style-name="Source_20_Text">help_core_pygame-0.1.0-py3-none-any.whl</text:span>).</text:p>
          </text:list-item>
        </text:list>
        <text:h text:style-name="Heading_20_2" text:outline-level="2">3. 🚀 Publicación del Paquete (Usando <text:span text:style-name="Source_20_Text">twine</text:span>)</text:h>
        <text:p text:style-name="Text_20_body">Ahora usarás <text:span text:style-name="Source_20_Text">twine</text:span> para subir los archivos de la carpeta <text:span text:style-name="Source_20_Text">dist/</text:span> a PyPI de forma segura.</text:p>
        <text:list text:style-name="L6">
          <text:list-item>
            <text:p text:style-name="P72"><text:span text:style-name="T1">Subir con </text:span><text:span text:style-name="Source_20_Text"><text:span text:style-name="T1">twine</text:span></text:span><text:span text:style-name="T1">:</text:span> Ejecuta el siguiente comando. Twine buscará automáticamente todos los archivos en la carpeta <text:span text:style-name="Source_20_Text">dist/</text:span>.</text:p>
            <text:p text:style-name="P73">Bash</text:p>
            <text:p text:style-name="P60"><text:span text:style-name="Source_20_Text">twine upload dist/*</text:span></text:p>
          </text:list-item>
          <text:list-item>
            <text:p text:style-name="P72"><text:span text:style-name="T1">Credenciales:</text:span> Cuando <text:span text:style-name="Source_20_Text">twine</text:span> te pida credenciales:</text:p>
            <text:list>
              <text:list-item>
                <text:p text:style-name="P72"><text:span text:style-name="T1">Username (Nombre de usuario):</text:span> Introduce <text:span text:style-name="Source_20_Text">__token__</text:span> (debes incluir los dobles guiones bajos).</text:p>
              </text:list-item>
              <text:list-item>
                <text:p text:style-name="P72"><text:span text:style-name="T1">Password (Contraseña):</text:span> Introduce el <text:span text:style-name="T1">Token API</text:span> que generaste en el Paso 1.</text:p>
              </text:list-item>
            </text:list>
            <text:p text:style-name="P72">Si tienes éxito, verás un mensaje que confirma que los archivos han sido subidos a PyPI.</text:p>
          </text:list-item>
        </text:list>
        <text:h text:style-name="Heading_20_3" text:outline-level="3">En caso de problemas:</text:h>
        <text:p text:style-name="P42">1) Revisar el fichero <text:span text:style-name="T2">pyproject.toml</text:span></text:p>
        <text:p text:style-name="P41"><text:span text:style-name="T48">2</text:span>) Actualizar todos los paquetes para asegurar la consistencias de los datos:</text:p>
        <text:p text:style-name="P11"><text:soft-page-break/>python -m pip install -U pip </text:p>
        <text:p text:style-name="P11">python -m pip install -U setuptools wheel build twine packaging</text:p>
        <text:p text:style-name="Preformatted_20_Text"/>
        <text:p text:style-name="Text_20_body"><text:span text:style-name="T48">3</text:span>) Hacer limpieza y reconstruir con build:</text:p>
        <text:p text:style-name="P11"><text:span text:style-name="T47">rm -fr build/ ; rm -fr dist ; rm -fr src/*.egg-info/ ; rm </text:span>setup.py <text:span text:style-name="T47">; python -m build</text:span></text:p>
        <text:p text:style-name="Preformatted_20_Text"/>
        <text:p text:style-name="P41"><text:span text:style-name="T48">4) </text:span>Comprobar que buid no da error</text:p>
        <text:p text:style-name="Preformatted_20_Text"><text:tab/>twine upload dist/*</text:p>
        <text:h text:style-name="Heading_20_2" text:outline-level="2"/>
        <text:h text:style-name="P2" text:outline-level="2">4. Uso de la librería</text:h>
        <text:p text:style-name="P50">Una vez finalizado, <text:span text:style-name="T56">mi</text:span> librería estará disponible en PyPI. Los usuarios podrá<text:span text:style-name="T56">n</text:span> instalarla <text:span text:style-name="T54">en </text:span><text:span text:style-name="T56">s</text:span><text:span text:style-name="T54">u entorno de producción. <text:s/></text:span></text:p>
        <text:p text:style-name="P50"><text:span text:style-name="T57">Para el desarrollo he usado el entorno </text:span><text:span text:style-name="T7">pyenv_dev_help</text:span><text:span text:style-name="T57"> <text:s/>donde donde además de tener <text:s/>instalada mi librería <text:s/></text:span><text:span text:style-name="Source_20_Text"><text:span text:style-name="T38">help-core-pygame</text:span></text:span><text:span text:style-name="T57"> <text:s/>en modo editable (-e .).</text:span></text:p>
        <text:p text:style-name="P50"><text:span text:style-name="T58">T</text:span><text:span text:style-name="T57">ambién </text:span><text:span text:style-name="T59">tuvimos</text:span><text:span text:style-name="T57"> que instalar las depencias que en este caso </text:span><text:span text:style-name="T59">es</text:span><text:span text:style-name="T57"> unicamente </text:span><text:span text:style-name="T7">pygame</text:span><text:span text:style-name="T57">. </text:span><text:span text:style-name="T59">Esto se hizo con:</text:span></text:p>
        <text:p text:style-name="P47">source pyenv_dev_help/bin/activate </text:p>
        <text:p text:style-name="P47">pip install pygame</text:p>
        <text:p text:style-name="P47">pip install -e .</text:p>
        <text:p text:style-name="P48"/>
        <text:p text:style-name="P50"><text:span text:style-name="T57"><text:s/>Además en <text:s/></text:span><text:span text:style-name="T5">pyenv_goliat</text:span><text:span text:style-name="T57"> </text:span><text:span text:style-name="T56">debería</text:span><text:span text:style-name="T59">mos</text:span><text:span text:style-name="T56"> instalar igualmente </text:span><text:span text:style-name="T54"><text:s/></text:span><text:span text:style-name="Source_20_Text"><text:span text:style-name="T38">help-core-pygame. </text:span></text:span><text:span text:style-name="Source_20_Text"><text:span text:style-name="T41">Es decir, hacer </text:span></text:span><text:span text:style-name="Source_20_Text"><text:span text:style-name="T42">lo siguiente</text:span></text:span><text:span text:style-name="Source_20_Text"><text:span text:style-name="T39">:</text:span></text:span></text:p>
        <text:p text:style-name="P11"><text:span text:style-name="Source_20_Text">source /home/antonio/pyenv_goliat/bin/activate</text:span></text:p>
        <text:p text:style-name="P49"><text:span text:style-name="Source_20_Text">pip install help-core-pygame</text:span></text:p>
        <text:p text:style-name="P49"><text:span text:style-name="Source_20_Text"/></text:p>
        <text:p text:style-name="Text_20_body"><text:span text:style-name="Source_20_Text"><text:span text:style-name="T40">Resumiendo:</text:span></text:span><text:span text:style-name="Source_20_Text"><text:span text:style-name="T43"> Podemos usar la librería help-core-pygame para hacer desrrollo en esa librería, o podemos usar nuestra últimaversión estable publicada en PyPI para usarla en cualquiera de nuestros proyecto como cualquier otra librería externa lo cual resulta muy cómodo.</text:span></text:span><text:span text:style-name="Source_20_Text"><text:line-break/></text:span></text:p>
      </text:section>
      <text:h text:style-name="P40" text:outline-level="2"/>
      <text:p text:style-name="P1"/>
      <text:h text:style-name="Heading_20_2" text:outline-level="2"/>
      <text:h text:style-name="Heading_20_2" text:outline-level="2"><text:span text:style-name="T44">4</text:span>. Estructura general del proyecto</text:h>
      <text:p text:style-name="P12"><text:span text:style-name="Source_20_Text">help-core-pygame/</text:span></text:p>
      <text:p text:style-name="P13"><text:span text:style-name="Source_20_Text">├── pyproject.toml <text:s text:c="9"/># Configuración del paquete (para pip)</text:span></text:p>
      <text:p text:style-name="P13"><text:span text:style-name="Source_20_Text">├── README.md <text:s text:c="14"/># Descripción general del proyecto (PyPI/GitHub)</text:span></text:p>
      <text:p text:style-name="P13"><text:span text:style-name="Source_20_Text">├── LICENSE <text:s text:c="16"/># Licencia</text:span></text:p>
      <text:p text:style-name="P13"><text:span text:style-name="Source_20_Text">├── .gitignore <text:s text:c="13"/># Opcional, para Git</text:span></text:p>
      <text:p text:style-name="P13"><text:span text:style-name="Source_20_Text">│</text:span></text:p>
      <text:p text:style-name="P13"><text:span text:style-name="Source_20_Text">├── src/ <text:s text:c="19"/># CÓDIGO DE LA LIBRERÍA</text:span></text:p>
      <text:p text:style-name="P13"><text:span text:style-name="Source_20_Text">│ <text:s text:c="2"/>└── help_core/ <text:s text:c="9"/># Paquete importable: `import help_core`</text:span></text:p>
      <text:p text:style-name="P13"><text:span text:style-name="Source_20_Text">│ <text:s text:c="6"/>├── __init__.py</text:span></text:p>
      <text:p text:style-name="P13"><text:span text:style-name="Source_20_Text">│ <text:s text:c="6"/>├── core.py <text:s text:c="8"/># Tu código principal (antes help_core.py)</text:span></text:p>
      <text:p text:style-name="P13"><text:span text:style-name="Source_20_Text">│ <text:s text:c="6"/>├── config.py <text:s text:c="6"/># (opcional) configs, constantes</text:span></text:p>
      <text:p text:style-name="P13"><text:span text:style-name="Source_20_Text">│ <text:s text:c="6"/>└── assets/ <text:s text:c="8"/># RECURSOS QUE USA LA LIBRERÍA</text:span></text:p>
      <text:p text:style-name="P13"><text:span text:style-name="Source_20_Text">│ <text:s text:c="10"/>└── beep_scroll.mp3</text:span></text:p>
      <text:p text:style-name="P13"><text:span text:style-name="Source_20_Text">│</text:span></text:p>
      <text:p text:style-name="P13"><text:span text:style-name="Source_20_Text">├── examples/ <text:s text:c="14"/># EJEMPLOS / DEMOS</text:span></text:p>
      <text:p text:style-name="P13"><text:span text:style-name="Source_20_Text">│ <text:s text:c="2"/>├── demo_help_overlay_beep.py</text:span></text:p>
      <text:p text:style-name="P13"><text:span text:style-name="Source_20_Text">│ <text:s text:c="2"/>└── demo_help_standalone.py</text:span></text:p>
      <text:p text:style-name="P13"><text:span text:style-name="Source_20_Text">│</text:span></text:p>
      <text:p text:style-name="P13"><text:span text:style-name="Source_20_Text">├── docs/ <text:s text:c="18"/># DOCUMENTACIÓN</text:span></text:p>
      <text:p text:style-name="P13"><text:span text:style-name="Source_20_Text">│ <text:s text:c="2"/>├── api_uso.md <text:s text:c="9"/># (antes help_core_api_uso.md)</text:span></text:p>
      <text:p text:style-name="P13"><text:span text:style-name="Source_20_Text">│ <text:s text:c="2"/>├── chuleta_rapida.md <text:s text:c="2"/># (antes help_core_chuleta_rapida.md)</text:span></text:p>
      <text:p text:style-name="P13"><text:span text:style-name="Source_20_Text">│ <text:s text:c="2"/>└── doc_actualizado.md <text:s/># (antes help_core_doc_actualizado.md)</text:span></text:p>
      <text:p text:style-name="P13"><text:span text:style-name="Source_20_Text">│</text:span></text:p>
      <text:p text:style-name="P13"><text:span text:style-name="Source_20_Text">└── tests/ <text:s text:c="17"/># TESTS (opcional pero recomendable)</text:span></text:p>
      <text:p text:style-name="P13"><text:span text:style-name="Source_20_Text"><text:s text:c="4"/>├── test_basic.py</text:span></text:p>
      <text:p text:style-name="P14"><text:span text:style-name="Source_20_Text"><text:s text:c="4"/>└── test_overlay.py</text:span></text:p>
      <text:p text:style-name="Horizontal_20_Line"/>
      <text:p text:style-name="P1"/>
      <text:h text:style-name="Heading_20_2" text:outline-level="2">2. Solo el código de la librería</text:h>
      <text:p text:style-name="P12"><text:span text:style-name="Source_20_Text">src/</text:span></text:p>
      <text:p text:style-name="P13"><text:span text:style-name="Source_20_Text">└── help_core/</text:span></text:p>
      <text:p text:style-name="P13"><text:span text:style-name="Source_20_Text"><text:s text:c="4"/>├── __init__.py <text:s text:c="8"/># Expone la API pública</text:span></text:p>
      <text:p text:style-name="P13"><text:span text:style-name="Source_20_Text"><text:s text:c="4"/>├── core.py <text:s text:c="12"/># Lógica principal</text:span></text:p>
      <text:p text:style-name="P13"><text:span text:style-name="Source_20_Text"><text:s text:c="4"/>├── utils.py <text:s text:c="11"/># (opcional) funciones auxiliares</text:span></text:p>
      <text:p text:style-name="P13"><text:span text:style-name="Source_20_Text"><text:s text:c="4"/>└── assets/</text:span></text:p>
      <text:p text:style-name="P14"><text:span text:style-name="Source_20_Text"><text:s text:c="8"/>└── beep_scroll.mp3</text:span></text:p>
      <text:p text:style-name="Horizontal_20_Line"/>
      <text:h text:style-name="Heading_20_2" text:outline-level="2">3. Solo ejemplos / demos</text:h>
      <text:p text:style-name="P12"><text:span text:style-name="Source_20_Text">examples/</text:span></text:p>
      <text:p text:style-name="P13"><text:span text:style-name="Source_20_Text">├── demo_help_overlay_beep.py</text:span></text:p>
      <text:p text:style-name="P63"><text:span text:style-name="Source_20_Text">└── demo_help_standalone.py</text:span></text:p>
      <text:p text:style-name="Horizontal_20_Line"/>
      <text:h text:style-name="Heading_20_2" text:outline-level="2">4. Solo documentación</text:h>
      <text:p text:style-name="P12"><text:span text:style-name="Source_20_Text">docs/</text:span></text:p>
      <text:p text:style-name="P13"><text:span text:style-name="Source_20_Text">├── api_uso.md <text:s text:c="13"/># Cómo usar la API</text:span></text:p>
      <text:p text:style-name="P13"><text:span text:style-name="Source_20_Text">├── chuleta_rapida.md <text:s text:c="6"/># Resumen rápido / referencia</text:span></text:p>
      <text:p text:style-name="P13"><text:span text:style-name="Source_20_Text">├── doc_actualizado.md <text:s text:c="5"/># Documentación más extensa</text:span></text:p>
      <text:p text:style-name="P14"><text:span text:style-name="Source_20_Text">└── notas_tecnicas.md <text:s text:c="6"/># (opcional) decisiones de diseño, roadmap, etc.</text:span></text:p>
      <text:p text:style-name="Horizontal_20_Line"/>
      <text:h text:style-name="Heading_20_2" text:outline-level="2">5. Solo ficheros “de proyecto” (raíz)</text:h>
      <text:p text:style-name="P12"><text:span text:style-name="Source_20_Text">help-core-pygame/</text:span></text:p>
      <text:p text:style-name="P13"><text:span text:style-name="Source_20_Text">├── pyproject.toml <text:s text:c="9"/># Necesario para empaquetar y publicar</text:span></text:p>
      <text:p text:style-name="P13"><text:span text:style-name="Source_20_Text">├── README.md <text:s text:c="14"/># Se muestra en GitHub y PyPI</text:span></text:p>
      <text:p text:style-name="P13"><text:span text:style-name="Source_20_Text">├── LICENSE <text:s text:c="16"/># Tipo de licencia (MIT, GPL, etc.)</text:span></text:p>
      <text:p text:style-name="P13"><text:span text:style-name="Source_20_Text">├── .gitignore <text:s text:c="13"/># Ignora __pycache__, dist, venv, etc.</text:span></text:p>
      <text:p text:style-name="P14"><text:span text:style-name="Source_20_Text">└── CHANGELOG.md <text:s text:c="11"/># (opcional) historial de cambios/versions</text:span></text:p>
      <text:p text:style-name="Text_20_body"/>
      <text:p text:style-name="Standard"/>
      <text:h text:style-name="P2" text:outline-level="2">Consideraciones <text:s/>prácticas respecto al trabajo <text:span text:style-name="T27">de producción</text:span> con la estructura recomendada</text:h>
      <text:h text:style-name="P31" text:outline-level="3">Prompt</text:h>
      <text:p text:style-name="P85"><text:span text:style-name="T64"/></text:p>
      <text:section text:style-name="Sect1" text:name="model-response-message-contentr_5e86f70bec8402fa">
        <text:p text:style-name="P29"><text:span text:style-name="T16">La Estructura Final Recomendada (</text:span><text:span text:style-name="Source_20_Text"><text:span text:style-name="T23">mi-proyecto/src/help_core/</text:span></text:span><text:span text:style-name="T16">) es la forma más profesional para el empaquetado final, pero requiere una configuración específica del entorno de desarrollo para evitar problemas de </text:span><text:span text:style-name="Source_20_Text"><text:span text:style-name="T23">import</text:span></text:span><text:span text:style-name="T16">.</text:span></text:p>
        <text:h text:style-name="P27" text:outline-level="2"><text:span text:style-name="T25">1. ⚙️ El Desafío del </text:span><text:span text:style-name="Source_20_Text"><text:span text:style-name="T23">src/</text:span></text:span><text:span text:style-name="T25"> Layout</text:span></text:h>
        <text:p text:style-name="P29"><text:span text:style-name="T16">El problema principal que enfrentas es que cuando ejecutas un archivo Python como </text:span><text:span text:style-name="Source_20_Text"><text:span text:style-name="T23">examples/demo_help_standalone.py</text:span></text:span><text:span text:style-name="T16">, el intérprete busca </text:span><text:span text:style-name="Source_20_Text"><text:span text:style-name="T23">import help_core</text:span></text:span><text:span text:style-name="T16"> en las ubicaciones estándar (la carpeta del script, las rutas de instalación de Python, etc.).</text:span></text:p>
        <text:p text:style-name="P29"><text:span text:style-name="T16">Dado el </text:span><text:span text:style-name="T21">layout</text:span><text:span text:style-name="T16"> </text:span><text:span text:style-name="Source_20_Text"><text:span text:style-name="T23">src/</text:span></text:span><text:span text:style-name="T16">, tu librería </text:span><text:span text:style-name="Source_20_Text"><text:span text:style-name="T23">help_core</text:span></text:span><text:span text:style-name="T16"> no está directamente en la raíz y, por lo tanto, no se encuentra, generando un </text:span><text:span text:style-name="Source_20_Text"><text:span text:style-name="T23">ModuleNotFoundError</text:span></text:span><text:span text:style-name="T16">.</text:span></text:p>
        <text:p text:style-name="P29"><text:span text:style-name="T16">La solución es manipular el </text:span><text:span text:style-name="Source_20_Text"><text:span text:style-name="T23">sys.path</text:span></text:span><text:span text:style-name="T16"> o usar herramientas que simulen la instalación.</text:span></text:p>
        <text:p text:style-name="P21"/>
        <text:h text:style-name="P22" text:outline-level="2">2. 🐍 Solución Recomendada: Entorno Virtual + Modo Editable</text:h>
        <text:p text:style-name="P29"><text:span text:style-name="T16">La mejor práctica, que mantiene la estructura moderna y resuelve el problema de los </text:span><text:span text:style-name="T21">paths</text:span><text:span text:style-name="T16"> sin cambiar el código de los ejemplos, es usar un </text:span><text:span text:style-name="T20">Entorno Virtual</text:span><text:span text:style-name="T16"> (</text:span><text:span text:style-name="Source_20_Text"><text:span text:style-name="T23">venv</text:span></text:span><text:span text:style-name="T16">) y el </text:span><text:span text:style-name="T20">Modo de Instalación Editable</text:span><text:span text:style-name="T16">.</text:span></text:p>
        <table:table table:name="Tabla2" table:style-name="Tabla2">
          <table:table-column table:style-name="Tabla2.A"/>
          <table:table-column table:style-name="Tabla2.B"/>
          <table:table-column table:style-name="Tabla2.C"/>
          <table:table-header-rows>
            <table:table-row>
              <table:table-cell table:style-name="Tabla2.A1" office:value-type="string">
                <text:p text:style-name="P25">Paso</text:p>
              </table:table-cell>
              <table:table-cell table:style-name="Tabla2.A1" office:value-type="string">
                <text:p text:style-name="P25">Comando o Acción</text:p>
              </table:table-cell>
              <table:table-cell table:style-name="Tabla2.A1" office:value-type="string">
                <text:p text:style-name="P25">Resultado en tu Entorno</text:p>
              </table:table-cell>
            </table:table-row>
          </table:table-header-rows>
          <table:table-row>
            <table:table-cell table:style-name="Tabla2.A1" office:value-type="string">
              <text:p text:style-name="P28"><text:span text:style-name="T24">1. Crear y Activar </text:span><text:span text:style-name="Source_20_Text"><text:span text:style-name="T22">venv</text:span></text:span></text:p>
            </table:table-cell>
            <table:table-cell table:style-name="Tabla2.A1" office:value-type="string">
              <text:p text:style-name="P28"><text:span text:style-name="Source_20_Text"><text:span text:style-name="T22">python3 -m venv venv</text:span></text:span></text:p>
            </table:table-cell>
            <table:table-cell table:style-name="Tabla2.A1" office:value-type="string">
              <text:p text:style-name="P25">Aísla las dependencias del sistema.</text:p>
            </table:table-cell>
          </table:table-row>
          <table:table-row>
            <table:table-cell table:style-name="Tabla2.A1" office:value-type="string">
              <text:p text:style-name="P32"/>
            </table:table-cell>
            <table:table-cell table:style-name="Tabla2.A1" office:value-type="string">
              <text:p text:style-name="P28"><text:span text:style-name="Source_20_Text"><text:span text:style-name="T22">source venv/bin/activate</text:span></text:span></text:p>
            </table:table-cell>
            <table:table-cell table:style-name="Tabla2.A1" office:value-type="string">
              <text:p text:style-name="P25">Todos los comandos se ejecutan dentro de este entorno.</text:p>
            </table:table-cell>
          </table:table-row>
          <table:table-row>
            <table:table-cell table:style-name="Tabla2.A1" office:value-type="string">
              <text:p text:style-name="P26">2. Instalar el Proyecto en Modo Editable</text:p>
            </table:table-cell>
            <table:table-cell table:style-name="Tabla2.A1" office:value-type="string">
              <text:p text:style-name="P28"><text:span text:style-name="Source_20_Text"><text:span text:style-name="T22">pip install -e .</text:span></text:span></text:p>
            </table:table-cell>
            <table:table-cell table:style-name="Tabla2.A1" office:value-type="string">
              <text:p text:style-name="P28"><text:span text:style-name="T24">Clave:</text:span><text:span text:style-name="T22"> Esto lee tu </text:span><text:span text:style-name="Source_20_Text"><text:span text:style-name="T22">pyproject.toml</text:span></text:span><text:span text:style-name="T22"> y crea un </text:span><text:span text:style-name="T24">enlace simbólico</text:span><text:span text:style-name="T22"> o similar dentro de </text:span><text:span text:style-name="Source_20_Text"><text:span text:style-name="T22">site-packages</text:span></text:span><text:span text:style-name="T22"> del </text:span><text:span text:style-name="Source_20_Text"><text:span text:style-name="T22">venv</text:span></text:span><text:span text:style-name="T22"> que apunta a tu carpeta </text:span><text:span text:style-name="Source_20_Text"><text:span text:style-name="T22">src/help_core/</text:span></text:span><text:span text:style-name="T22">.</text:span></text:p>
            </table:table-cell>
          </table:table-row>
          <table:table-row>
            <table:table-cell table:style-name="Tabla2.A1" office:value-type="string">
              <text:p text:style-name="P26">3. Ejecutar Ejemplos</text:p>
            </table:table-cell>
            <table:table-cell table:style-name="Tabla2.A1" office:value-type="string">
              <text:p text:style-name="P28"><text:span text:style-name="Source_20_Text"><text:span text:style-name="T22">python examples/demo_help_standalone.py</text:span></text:span></text:p>
            </table:table-cell>
            <table:table-cell table:style-name="Tabla2.A1" office:value-type="string">
              <text:p text:style-name="P28"><text:span text:style-name="T22">El </text:span><text:span text:style-name="Source_20_Text"><text:span text:style-name="T22">import help_core</text:span></text:span><text:span text:style-name="T22"> ahora funciona porque el </text:span><text:span text:style-name="Source_20_Text"><text:span text:style-name="T22">venv</text:span></text:span><text:span text:style-name="T22"> "cree" que la librería ya está instalada.</text:span></text:p>
            </table:table-cell>
          </table:table-row>
        </table:table>
        <text:h text:style-name="P23" text:outline-level="3"><text:soft-page-break/>Beneficios para tu Ciclo de Desarrollo:</text:h>
        <text:list text:style-name="L7">
          <text:list-item>
            <text:p text:style-name="P74"><text:span text:style-name="T20">Rutas Resueltas:</text:span><text:span text:style-name="T16"> Tu código en </text:span><text:span text:style-name="Source_20_Text"><text:span text:style-name="T23">src/</text:span></text:span><text:span text:style-name="T16"> se comporta </text:span><text:span text:style-name="T20">exactamente</text:span><text:span text:style-name="T16"> como si estuviera instalado por PIP.</text:span></text:p>
          </text:list-item>
          <text:list-item>
            <text:p text:style-name="P74"><text:span text:style-name="T20">Modo Editable (</text:span><text:span text:style-name="Source_20_Text"><text:span text:style-name="T23">-e</text:span></text:span><text:span text:style-name="T20">):</text:span><text:span text:style-name="T16"> Cualquier cambio que hagas con </text:span><text:span text:style-name="T20">gvim</text:span><text:span text:style-name="T16"> en los archivos dentro de </text:span><text:span text:style-name="Source_20_Text"><text:span text:style-name="T23">src/help_core/</text:span></text:span><text:span text:style-name="T16"> se refleja </text:span><text:span text:style-name="T20">instantáneamente</text:span><text:span text:style-name="T16"> al volver a ejecutar los ejemplos; no tienes que reinstalar nada.</text:span></text:p>
          </text:list-item>
          <text:list-item>
            <text:p text:style-name="P77"><text:span text:style-name="T1">Aislamiento:</text:span> Mantienes las dependencias de tu proyecto separadas de tu instalación de Python a nivel de sistema.</text:p>
          </text:list-item>
        </text:list>
        <text:p text:style-name="P21"/>
        <text:h text:style-name="P22" text:outline-level="2">3. 🤖 Implicaciones para Gemini CLI <text:span text:style-name="T65">o Codex CLI</text:span></text:h>
        <text:p text:style-name="P30"><text:span text:style-name="T16">La estructura recomendada con los archivos de documentación dedicados (</text:span><text:span text:style-name="Source_20_Text"><text:span text:style-name="T23">ARCHITECTURE.md</text:span></text:span><text:span text:style-name="T16">, </text:span><text:span text:style-name="Source_20_Text"><text:span text:style-name="T23">AI_GUIDE.md</text:span></text:span><text:span text:style-name="T16">) es una gran ventaja para el </text:span><text:span text:style-name="T20">Gemini CLI</text:span><text:span text:style-name="T16">:</text:span></text:p>
        <text:list text:style-name="L8">
          <text:list-item>
            <text:p text:style-name="P75"><text:span text:style-name="T20">Contexto Amplio:</text:span><text:span text:style-name="T16"> Cuando uses el </text:span><text:span text:style-name="Source_20_Text"><text:span text:style-name="T23">gemini CLI</text:span></text:span><text:span text:style-name="T16"> desde la raíz (</text:span><text:span text:style-name="Source_20_Text"><text:span text:style-name="T23">mi-proyecto/</text:span></text:span><text:span text:style-name="T16">), él puede acceder a la documentación de diseño (</text:span><text:span text:style-name="Source_20_Text"><text:span text:style-name="T23">ARCHITECTURE.md</text:span></text:span><text:span text:style-name="T16">) y a las guías de estilo (</text:span><text:span text:style-name="Source_20_Text"><text:span text:style-name="T23">AI_GUIDE.md</text:span></text:span><text:span text:style-name="T16">).</text:span></text:p>
          </text:list-item>
          <text:list-item>
            <text:p text:style-name="P78"><text:span text:style-name="T1">Comandos Eficientes:</text:span> Cuando le pidas al CLI que revise un archivo de código:</text:p>
            <text:p text:style-name="P79">Bash</text:p>
            <text:p text:style-name="P61"><text:span text:style-name="Source_20_Text"><text:span text:style-name="T18">gemini </text:span></text:span><text:span text:style-name="Source_20_Text"><text:span text:style-name="T26">"Revisa el código en src/help_core/core.py. Fíjate en el ARCHITECTURE.md para entender el flujo."</text:span></text:span></text:p>
            <text:p text:style-name="P78">El CLI tendrá acceso a <text:span text:style-name="T1">todo el contexto</text:span> necesario (el código, la arquitectura y las pautas de IA) en una sola interacción, lo que resulta en sugerencias más precisas y alineadas con el diseño de tu proyecto.</text:p>
          </text:list-item>
        </text:list>
        <text:p text:style-name="P21"/>
        <text:h text:style-name="P22" text:outline-level="2">4. 🗂️ Sugerencia de Flujo de Trabajo (gVim y CLI)</text:h>
        <text:p text:style-name="P24">Tu ciclo de desarrollo quedaría así:</text:p>
        <text:list text:style-name="L9">
          <text:list-item>
            <text:p text:style-name="P76"><text:soft-page-break/><text:span text:style-name="T20">Terminal (Inicio):</text:span><text:span text:style-name="T16"> Crea y activa tu entorno virtual (</text:span><text:span text:style-name="Source_20_Text"><text:span text:style-name="T23">venv/</text:span></text:span><text:span text:style-name="T16">).</text:span></text:p>
          </text:list-item>
          <text:list-item>
            <text:p text:style-name="P76"><text:span text:style-name="T20">Terminal (Una vez):</text:span><text:span text:style-name="T16"> Instala tu proyecto en modo editable (</text:span><text:span text:style-name="Source_20_Text"><text:span text:style-name="T23">pip install -e .</text:span></text:span><text:span text:style-name="T16">).</text:span></text:p>
          </text:list-item>
          <text:list-item>
            <text:p text:style-name="P76"><text:span text:style-name="T20">gVim (Edición):</text:span><text:span text:style-name="T16"> Trabajas en archivos de </text:span><text:span text:style-name="Source_20_Text"><text:span text:style-name="T23">src/</text:span></text:span><text:span text:style-name="T16">, </text:span><text:span text:style-name="Source_20_Text"><text:span text:style-name="T23">examples/</text:span></text:span><text:span text:style-name="T16"> y </text:span><text:span text:style-name="Source_20_Text"><text:span text:style-name="T23">docs/</text:span></text:span><text:span text:style-name="T16">.</text:span></text:p>
          </text:list-item>
          <text:list-item>
            <text:p text:style-name="P76"><text:span text:style-name="T20">Terminal (Pruebas):</text:span><text:span text:style-name="T16"> Ejecutas los ejemplos directamente: </text:span><text:span text:style-name="Source_20_Text"><text:span text:style-name="T23">python examples/demo_help_standalone.py</text:span></text:span><text:span text:style-name="T16">.</text:span></text:p>
          </text:list-item>
          <text:list-item>
            <text:p text:style-name="P76"><text:span text:style-name="T20">Terminal (Asistencia de IA):</text:span><text:span text:style-name="T16"> Usas el CLI para revisiones o generación de código: </text:span><text:span text:style-name="Source_20_Text"><text:span text:style-name="T23">gemini "Genera pruebas unitarias para help_core/core.py"</text:span></text:span><text:span text:style-name="T16">.</text:span></text:p>
          </text:list-item>
        </text:list>
        <text:p text:style-name="P29"><text:span text:style-name="T16">De esta manera, la estructura moderna (</text:span><text:span text:style-name="Source_20_Text"><text:span text:style-name="T23">src/</text:span></text:span><text:span text:style-name="T16">) y la ejecución de ejemplos (</text:span><text:span text:style-name="Source_20_Text"><text:span text:style-name="T23">examples/</text:span></text:span><text:span text:style-name="T16">) coexisten perfectamente, apoyando tu flujo de trabajo basado en terminal y optimizando la ayuda de</text:span><text:span text:style-name="T17">l</text:span><text:span text:style-name="T16"> CLI.</text:span></text:p>
      </text:section>
      <text:h text:style-name="Heading_20_2" text:outline-level="2"><text:line-break/>¿Qué hace exactamente <text:span text:style-name="Source_20_Text">pip install -e .</text:span>?<text:line-break/></text:h>
      <text:p text:style-name="Text_20_body"><text:span text:style-name="Source_20_Text">pip install -e .</text:span> (o <text:span text:style-name="Source_20_Text">pip install -e ruta/al/proyecto</text:span>) significa <text:span text:style-name="Strong_20_Emphasis">“instalar en modo editable (editable / development mode)”</text:span>.</text:p>
      <text:p text:style-name="Text_20_body">En la práctica:</text:p>
      <text:list text:style-name="L10">
        <text:list-item>
          <text:p text:style-name="P80"><text:span text:style-name="Strong_20_Emphasis">Crea un paquete instalable en tu entorno</text:span></text:p>
          <text:list>
            <text:list-item>
              <text:p text:style-name="P80">Tu proyecto pasa a poder importarse con <text:span text:style-name="Source_20_Text">import miproyecto</text:span> como si fuera una librería instalada desde PyPI.</text:p>
            </text:list-item>
          </text:list>
        </text:list-item>
        <text:list-item>
          <text:p text:style-name="P80"><text:span text:style-name="Strong_20_Emphasis">No copia el código, crea un enlace</text:span></text:p>
          <text:list>
            <text:list-item>
              <text:p text:style-name="P80">En vez de copiar los archivos a <text:span text:style-name="Source_20_Text">site-packages</text:span>, crea un <text:span text:style-name="Emphasis">enlace</text:span> (un <text:span text:style-name="Source_20_Text">.pth</text:span> o similar) que apunta a tu carpeta de proyecto.</text:p>
            </text:list-item>
            <text:list-item>
              <text:p text:style-name="P80">Eso significa que:</text:p>
              <text:list>
                <text:list-item>
                  <text:p text:style-name="P80">Si cambias un <text:span text:style-name="Source_20_Text">.py</text:span> en tu carpeta de desarrollo,</text:p>
                </text:list-item>
                <text:list-item>
                  <text:p text:style-name="P80"><text:span text:style-name="Strong_20_Emphasis">los cambios se ven inmediatamente</text:span> cuando haces <text:span text:style-name="Source_20_Text">import</text:span> sin volver a instalar.</text:p>
                </text:list-item>
              </text:list>
            </text:list-item>
          </text:list>
        </text:list-item>
        <text:list-item>
          <text:p text:style-name="P80"><text:span text:style-name="Strong_20_Emphasis">Ejecuta el proceso de instalación normal</text:span></text:p>
          <text:list>
            <text:list-item>
              <text:p text:style-name="P80">Respeta tu <text:span text:style-name="Source_20_Text">pyproject.toml</text:span> o <text:span text:style-name="Source_20_Text">setup.py</text:span>:</text:p>
              <text:list>
                <text:list-item>
                  <text:p text:style-name="P80">Instala dependencias listadas allí.</text:p>
                </text:list-item>
                <text:list-item>
                  <text:p text:style-name="P80">Crea <text:span text:style-name="Emphasis">entry points</text:span> / scripts de consola si los defines (por ejemplo, comandos tipo <text:span text:style-name="Source_20_Text">mi-cli</text:span>).</text:p>
                </text:list-item>
              </text:list>
            </text:list-item>
          </text:list>
        </text:list-item>
      </text:list>
      <text:h text:style-name="Heading_20_2" text:outline-level="2"><text:soft-page-break/>¿Qué <text:span text:style-name="Strong_20_Emphasis">no</text:span> hace <text:span text:style-name="Source_20_Text">pip install -e</text:span>?</text:h>
      <text:list text:style-name="L11">
        <text:list-item>
          <text:p text:style-name="P81">❌ No sube nada a PyPI ni publica tu librería en ningún sitio.</text:p>
        </text:list-item>
        <text:list-item>
          <text:p text:style-name="P81">❌ No “congela” tu código: siempre apunta a la carpeta del proyecto.</text:p>
        </text:list-item>
        <text:list-item>
          <text:p text:style-name="P81">❌ No crea una copia independiente del código: si borras la carpeta del proyecto, la instalación editable deja de funcionar.</text:p>
        </text:list-item>
        <text:list-item>
          <text:p text:style-name="P81">❌ No es obligatorio para “probar” código; es solo una forma cómoda de poder <text:span text:style-name="Source_20_Text">import</text:span>ar tu paquete como si estuviera instalado.</text:p>
        </text:list-item>
      </text:list>
      <text:h text:style-name="Heading_20_2" text:outline-level="2"><text:line-break/>💻 <text:span text:style-name="T28">1. ¿Qué es la Sección </text:span><text:span text:style-name="Source_20_Text"><text:span text:style-name="T12">Issues</text:span></text:span><text:span text:style-name="T28"> en GitHub?</text:span></text:h>
      <text:p text:style-name="Standard"><text:span text:style-name="T28"/></text:p>
      <text:p text:style-name="P16"><text:span text:style-name="T12">La sección </text:span><text:span text:style-name="Source_20_Text"><text:span text:style-name="T12">Issues</text:span></text:span><text:span text:style-name="T12"> (Problemas) es una herramienta de </text:span><text:span text:style-name="T13">gestión de proyectos y seguimiento de errores</text:span><text:span text:style-name="T12"> proporcionada por la plataforma GitHub (o GitLab, Bitbucket, etc.).</text:span></text:p>
      <text:list text:style-name="L12">
        <text:list-item>
          <text:p text:style-name="P82"><text:span text:style-name="T1">No es un Directorio:</text:span> Es una <text:span text:style-name="T1">página web</text:span> asociada a tu repositorio, donde los usuarios (y tú mismo) pueden:</text:p>
          <text:list>
            <text:list-item>
              <text:p text:style-name="P82">Reportar errores de código.</text:p>
            </text:list-item>
            <text:list-item>
              <text:p text:style-name="P82">Sugerir nuevas características.</text:p>
            </text:list-item>
            <text:list-item>
              <text:p text:style-name="P82">Hacer preguntas sobre el uso.</text:p>
            </text:list-item>
          </text:list>
        </text:list-item>
        <text:list-item>
          <text:p text:style-name="P82"><text:span text:style-name="T1">Gestión:</text:span> Funciona como un sistema de tickets: cada problema o sugerencia es un "issue" que se puede etiquetar, asignar a un desarrollador y cerrar cuando se resuelve.</text:p>
        </text:list-item>
        <text:list-item>
          <text:p text:style-name="P83"><text:span text:style-name="T13">Enlace:</text:span><text:span text:style-name="T12"> La URL que has definido (</text:span><text:span text:style-name="Source_20_Text"><text:span text:style-name="T12">https://github.com/acastr008/help-core-pygame/issues</text:span></text:span><text:span text:style-name="T12">) es el enlace directo a esa herramienta.</text:span></text:p>
        </text:list-item>
      </text:list>
      <text:p text:style-name="P19">Cuando un usuario de PyPI vea tu librería, podrá hacer clic en ese enlace para reportar un problema directamente en GitHub, sin necesidad de enviarte un correo electrónico.</text:p>
      <text:h text:style-name="P34" text:outline-level="2">2. ⚙️ Cómo se Trabaja con Issues</text:h>
      <text:p text:style-name="P19">Trabajar con issues es un pilar del desarrollo de <text:span text:style-name="T9">software</text:span> de código abierto (y privado).</text:p>
      <table:table table:name="Tabla3" table:style-name="Tabla3">
        <table:table-column table:style-name="Tabla3.A"/>
        <table:table-column table:style-name="Tabla3.B"/>
        <table:table-header-rows>
          <table:table-row>
            <table:table-cell table:style-name="Tabla3.A1" office:value-type="string">
              <text:p text:style-name="P17"><text:span text:style-name="Strong_20_Emphasis"><text:span text:style-name="T12">Rol</text:span></text:span></text:p>
            </table:table-cell>
            <table:table-cell table:style-name="Tabla3.A1" office:value-type="string">
              <text:p text:style-name="P17"><text:span text:style-name="Strong_20_Emphasis"><text:span text:style-name="T12">Acción</text:span></text:span></text:p>
            </table:table-cell>
          </table:table-row>
        </table:table-header-rows>
        <table:table-row>
          <table:table-cell table:style-name="Tabla3.A1" office:value-type="string">
            <text:p text:style-name="P20">Usuario</text:p>
          </table:table-cell>
          <table:table-cell table:style-name="Tabla3.A1" office:value-type="string">
            <text:p text:style-name="P15"><text:span text:style-name="T12">Va al enlace </text:span><text:span text:style-name="Source_20_Text"><text:span text:style-name="T12">.../issues</text:span></text:span><text:span text:style-name="T12"> y hace clic en "New Issue" (Nuevo Problema) </text:span><text:soft-page-break/><text:span text:style-name="T12">para describir un </text:span><text:span text:style-name="T14">bug</text:span><text:span text:style-name="T12"> que encontró.</text:span></text:p>
          </table:table-cell>
        </table:table-row>
        <table:table-row>
          <table:table-cell table:style-name="Tabla3.A1" office:value-type="string">
            <text:p text:style-name="P20">Desarrollador (Tú)</text:p>
          </table:table-cell>
          <table:table-cell table:style-name="Tabla3.A1" office:value-type="string">
            <text:p text:style-name="P15"><text:span text:style-name="T12">Usas la página de Issues como tu lista de tareas pendientes (</text:span><text:span text:style-name="Source_20_Text"><text:span text:style-name="T12">TASKS.md</text:span></text:span><text:span text:style-name="T12">).</text:span></text:p>
          </table:table-cell>
        </table:table-row>
        <table:table-row>
          <table:table-cell table:style-name="Tabla3.A1" office:value-type="string">
            <text:p text:style-name="P20">Flujo de Trabajo Típico</text:p>
          </table:table-cell>
          <table:table-cell table:style-name="Tabla3.A1" office:value-type="string">
            <text:p text:style-name="P18">1. Un usuario reporta un <text:span text:style-name="T9">bug</text:span> (Crea un Issue). 2. Tú abres un nuevo <text:span text:style-name="T9">branch</text:span> de Git para corregirlo. 3. Arreglas el código en local (usando <text:span text:style-name="T1">gvim</text:span> y <text:span text:style-name="T1">Gemini CLI</text:span>). 4. Cierras el Issue en GitHub una vez que la corrección está en el <text:span text:style-name="T9">branch</text:span> principal.</text:p>
          </table:table-cell>
        </table:table-row>
      </table:table>
      <text:p text:style-name="Standard"><text:line-break/>Directorio del proyecto help_core_pygame</text:p>
      <text:p text:style-name="Standard"/>
      <text:p text:style-name="Standard">* gvim pyproject.toml # Crear el fichero</text:p>
      <text:p text:style-name="Standard">* Modificar fuentes:</text:p>
      <text:p text:style-name="Standard"><text:s text:c="4"/>En demo_help_overlay_beep.py</text:p>
      <text:p text:style-name="Standard"><text:s text:c="8"/>from help_core import HelpConfig, HelpViewer &gt;&gt;&gt; from help_core_pygame import HelpConfig, HelpViewer</text:p>
      <text:p text:style-name="Standard"/>
      <text:p text:style-name="Standard"><text:s text:c="4"/>En demo_help_standalone.py</text:p>
      <text:p text:style-name="Standard"><text:s text:c="8"/>from help_core import open_help_standalone &gt;&gt;&gt; from help_core_pygame import open_help_standalone</text:p>
      <text:p text:style-name="Standard"/>
      <text:p text:style-name="Standard">* source /home/antonio/pyenv_goliat/bin/activate # Activar el entorno para trabajar</text:p>
      <text:p text:style-name="Standard">* pip install -e .</text:p>
      <text:p text:style-name="Standard"/>
      <text:p text:style-name="Standard">......&lt;Todo ha ido bien&gt;...............................</text:p>
      <text:p text:style-name="Standard">Preparing editable metadata (pyproject.toml) </text:p>
      <text:p text:style-name="Standard"><text:s text:c="4"/>donepip encontró tu archivo pyproject.toml (el que corregimos) y leyó los metadatos del proyecto </text:p>
      <text:p text:style-name="Standard"><text:s text:c="4"/>(name, version, src/).</text:p>
      <text:p text:style-name="Standard">Requirement already satisfied: pygame&gt;=2.0 ... (2.6.0)</text:p>
      <text:p text:style-name="Standard"><text:s text:c="4"/>Confirma que la dependencia pygame ya estaba instalada en tu entorno pyenv_goliat (lo cual es bueno, </text:p>
      <text:p text:style-name="Standard"><text:s text:c="4"/>no hay que reinstalarla).</text:p>
      <text:p text:style-name="Standard">Building editable for help_core_pygame (pyproject.toml) </text:p>
      <text:p text:style-name="Standard"><text:s text:c="4"/>donepip creó los archivos necesarios para simular la instalación de tu paquete.</text:p>
      <text:p text:style-name="Standard">Successfully installed help_core_pygame-0.1.0</text:p>
      <text:p text:style-name="Standard"><text:s text:c="4"/>¡Confirmación final! Tu librería está ahora "instalada" en pyenv_goliat, pero está enlazada directamente a </text:p>
      <text:p text:style-name="Standard"><text:s text:c="4"/>los archivos de código fuente que tienes en tu carpeta src/.</text:p>
      <text:p text:style-name="Standard"/>
      <text:p text:style-name="Standard">Uso Python 3.12.3 y si alguien intenta instalar help_core_pygame con, Python 3.7 (una versión anterior a 3.9), </text:p>
      <text:p text:style-name="Standard">pip lo rechazará automáticamente porque así lo hemos configurado en pyproject.toml , evitando errores de sintaxis </text:p>
      <text:p text:style-name="Standard">o de API que puedan existir en tu código</text:p>
      <text:p text:style-name="Standard"/>
      <text:p text:style-name="Standard">Tambien hemos indicado en <text:s/>pyproject.toml la dependencia de la librería externa pygame en la versión 2.0</text:p>
      <text:p text:style-name="Standard"><text:soft-page-break/></text:p>
      <text:p text:style-name="Standard">Para reconfigurar la estructura y volver a intentarlo hay que borar el directorio siguiente:</text:p>
      <text:p text:style-name="Standard">rm -rf help_core_pygame.egg-info # Hacerlo desde el directorio src</text:p>
      <text:p text:style-name="Standard"/>
      <text:p text:style-name="P4"/>
      <text:h text:style-name="Heading_20_2" text:outline-level="2">ESTRUCTURA</text:h>
      <text:p text:style-name="Standard"/>
      <text:p text:style-name="Preformatted_20_Text">help_core_pygame/</text:p>
      <text:p text:style-name="Preformatted_20_Text">├── docs</text:p>
      <text:p text:style-name="Preformatted_20_Text">│ <text:s text:c="2"/>├── help_core_api_uso.md</text:p>
      <text:p text:style-name="Preformatted_20_Text">│ <text:s text:c="2"/>├── help_core_chuleta_rapida.md</text:p>
      <text:p text:style-name="Preformatted_20_Text">│ <text:s text:c="2"/>├── help_core_doc_actualizado.md</text:p>
      <text:p text:style-name="Preformatted_20_Text">│ <text:s text:c="2"/>└── Tutorial_Crear_libreria_pip.odt</text:p>
      <text:p text:style-name="Preformatted_20_Text">├── examples</text:p>
      <text:p text:style-name="Preformatted_20_Text">│ <text:s text:c="2"/>├── demo_help_overlay_beep.py</text:p>
      <text:p text:style-name="Preformatted_20_Text">│ <text:s text:c="2"/>└── demo_help_standalone.py</text:p>
      <text:p text:style-name="Preformatted_20_Text">├── OLD</text:p>
      <text:p text:style-name="Preformatted_20_Text">│ <text:s text:c="2"/>├── README_EN_OLD.md</text:p>
      <text:p text:style-name="Preformatted_20_Text">│ <text:s text:c="2"/>└── README_ES_OLD.md</text:p>
      <text:p text:style-name="Preformatted_20_Text">├── __pycache__</text:p>
      <text:p text:style-name="Preformatted_20_Text">│ <text:s text:c="2"/>└── help_core.cpython-312.pyc</text:p>
      <text:p text:style-name="Preformatted_20_Text">├── src</text:p>
      <text:p text:style-name="Preformatted_20_Text">│ <text:s text:c="2"/>├── help_core_pygame</text:p>
      <text:p text:style-name="Preformatted_20_Text">│ <text:s text:c="2"/>│ <text:s text:c="2"/>├── assets</text:p>
      <text:p text:style-name="Preformatted_20_Text">│ <text:s text:c="2"/>│ <text:s text:c="2"/>│ <text:s text:c="2"/>└── mp3</text:p>
      <text:p text:style-name="Preformatted_20_Text">│ <text:s text:c="2"/>│ <text:s text:c="2"/>│ <text:s text:c="6"/>└── beep_scroll.mp3</text:p>
      <text:p text:style-name="Preformatted_20_Text">│ <text:s text:c="2"/>│ <text:s text:c="2"/>├── __pycache__</text:p>
      <text:p text:style-name="Preformatted_20_Text">│ <text:s text:c="2"/>│ <text:s text:c="2"/>│ <text:s text:c="2"/>├── help_core.cpython-312.pyc</text:p>
      <text:p text:style-name="Preformatted_20_Text">│ <text:s text:c="2"/>│ <text:s text:c="2"/>│ <text:s text:c="2"/>└── __init__.cpython-312.pyc</text:p>
      <text:p text:style-name="Preformatted_20_Text">│ <text:s text:c="2"/>│ <text:s text:c="2"/>├── help_core.py</text:p>
      <text:p text:style-name="Preformatted_20_Text">│ <text:s text:c="2"/>│ <text:s text:c="2"/>└── __init__.py</text:p>
      <text:p text:style-name="Preformatted_20_Text">│ <text:s text:c="2"/>└── help_core_pygame.egg-info</text:p>
      <text:p text:style-name="Preformatted_20_Text">│ <text:s text:c="6"/>├── dependency_links.txt</text:p>
      <text:p text:style-name="Preformatted_20_Text">│ <text:s text:c="6"/>├── PKG-INFO</text:p>
      <text:p text:style-name="Preformatted_20_Text">│ <text:s text:c="6"/>├── requires.txt</text:p>
      <text:p text:style-name="Preformatted_20_Text">│ <text:s text:c="6"/>├── SOURCES.txt</text:p>
      <text:p text:style-name="Preformatted_20_Text">│ <text:s text:c="6"/>└── top_level.txt</text:p>
      <text:p text:style-name="Preformatted_20_Text">├── AI_EXCLUDE.txt</text:p>
      <text:p text:style-name="Preformatted_20_Text">├── AI_GUIDE.md</text:p>
      <text:p text:style-name="Preformatted_20_Text">├── ARCHITECTURE.md</text:p>
      <text:p text:style-name="Preformatted_20_Text">├── LICENSE.md</text:p>
      <text:p text:style-name="Preformatted_20_Text">├── pyproject.toml</text:p>
      <text:p text:style-name="Preformatted_20_Text">├── README_EN.md</text:p>
      <text:p text:style-name="Preformatted_20_Text">├── README_ES.md</text:p>
      <text:p text:style-name="P35">└── TASKS.md<text:line-break/><text:line-break/><text:span text:style-name="T29">Para consultar el detalle de cada elemento veasé ARCHITECTURE.md</text:span></text:p>
      <text:p text:style-name="Preformatted_20_Text"/>
      <text:p text:style-name="Standard"/>
      <text:p text:style-name="P4"/>
      <text:p text:style-name="Standard"/>
      <text:p text:style-name="Standard">Para acceder a los assets desde las demos hay que hacer lo siguiente:</text:p>
      <text:p text:style-name="Standard"/>
      <text:p text:style-name="Standard"><text:s text:c="4"/># --- CALCULAR RUTA DEL ASSET (NUEVO CÓDIGO) ---</text:p>
      <text:p text:style-name="Standard"><text:s text:c="4"/># 1. Obtener la ruta del directorio del script actual (examples/)</text:p>
      <text:p text:style-name="Standard"><text:s text:c="4"/>SCRIPT_DIR = os.path.dirname(os.path.abspath(__file__))</text:p>
      <text:p text:style-name="Standard"><text:s text:c="4"/># 2. Definir la ruta base del proyecto subiendo un nivel</text:p>
      <text:p text:style-name="Standard"><text:s text:c="4"/>PROJECT_ROOT = os.path.join(SCRIPT_DIR, '..')</text:p>
      <text:p text:style-name="Standard"><text:s text:c="4"/></text:p>
      <text:p text:style-name="Standard"><text:s text:c="4"/># 3. Construir la ruta absoluta al asset</text:p>
      <text:p text:style-name="Standard"><text:s text:c="4"/>asset_path = os.path.join(PROJECT_ROOT, "src", "help_core_pygame", "assets", "mp3", "beep_scroll.mp3")</text:p>
      <text:p text:style-name="Standard"><text:s text:c="4"/># ---------------------------------------------</text:p>
      <text:p text:style-name="Standard"/>
      <text:p text:style-name="Standard"/>
      <text:p text:style-name="Standard">Para ejecutar las demos:</text:p>
      <text:p text:style-name="Standard"><text:s text:c="4"/>python examples/demo_help_standalone.py</text:p>
      <text:p text:style-name="Standard"><text:s text:c="4"/>python examples/demo_help_overlay_beep.py</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sans-serif"/>
    <style:font-face style:name="Google Sans Flex" svg:font-family="'Google Sans Flex', 'Google Sans', 'Helvetica Neue',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6T09:14:51.832590830</meta:creation-date>
    <dc:date>2025-12-01T09:43:10.879267902</dc:date>
    <meta:editing-duration>PT3H13M38S</meta:editing-duration>
    <meta:editing-cycles>21</meta:editing-cycles>
    <meta:generator>LibreOffice/24.2.7.2$Linux_X86_64 LibreOffice_project/420$Build-2</meta:generator>
    <meta:document-statistic meta:table-count="2" meta:image-count="0" meta:object-count="0" meta:page-count="20" meta:paragraph-count="389" meta:word-count="3462" meta:character-count="23562" meta:non-whitespace-character-count="19911"/>
  </office:meta>
</office:document-meta>
</file>